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6pt" fo:language="pt" fo:country="BR" officeooo:rsid="002f72c2" officeooo:paragraph-rsid="0003aff5" style:font-size-asian="6pt" style:font-size-complex="6pt"/>
    </style:style>
    <style:style style:name="P2" style:family="paragraph" style:parent-style-name="Standard">
      <style:text-properties fo:font-size="6pt" fo:language="pt" fo:country="BR" officeooo:rsid="002f72c2" officeooo:paragraph-rsid="0003aff5" style:font-size-asian="6pt" style:font-size-complex="6pt"/>
    </style:style>
    <style:style style:name="P3" style:family="paragraph" style:parent-style-name="Standard">
      <style:paragraph-properties fo:text-align="justify" style:justify-single-word="false"/>
      <style:text-properties fo:font-size="6pt" fo:language="pt" fo:country="BR" officeooo:rsid="00062f5a" officeooo:paragraph-rsid="0132dddf" style:font-size-asian="6pt" style:font-size-complex="6pt"/>
    </style:style>
    <style:style style:name="P4" style:family="paragraph" style:parent-style-name="Standard">
      <style:paragraph-properties fo:text-align="justify" style:justify-single-word="false"/>
      <style:text-properties fo:font-size="6pt" fo:language="pt" fo:country="BR" officeooo:rsid="00062f5a" officeooo:paragraph-rsid="014db049" style:font-size-asian="6pt" style:font-size-complex="6pt"/>
    </style:style>
    <style:style style:name="P5" style:family="paragraph" style:parent-style-name="Standard">
      <style:paragraph-properties fo:text-align="start" style:justify-single-word="false"/>
      <style:text-properties fo:font-size="6pt" fo:language="pt" fo:country="BR" officeooo:rsid="00062f5a" officeooo:paragraph-rsid="0003aff5" style:font-size-asian="6pt" style:font-size-complex="6pt"/>
    </style:style>
    <style:style style:name="P6" style:family="paragraph" style:parent-style-name="Standard">
      <style:paragraph-properties fo:text-align="justify" style:justify-single-word="false"/>
      <style:text-properties fo:font-size="6pt" fo:language="pt" fo:country="BR" officeooo:rsid="000239e4" officeooo:paragraph-rsid="0003aff5" style:font-size-asian="6pt" style:font-size-complex="6pt"/>
    </style:style>
    <style:style style:name="P7" style:family="paragraph" style:parent-style-name="Standard">
      <style:text-properties fo:font-size="6pt" fo:language="pt" fo:country="BR" officeooo:rsid="0000be0d" officeooo:paragraph-rsid="0003aff5" style:font-size-asian="6pt" style:font-size-complex="6pt"/>
    </style:style>
    <style:style style:name="P8" style:family="paragraph" style:parent-style-name="Standard">
      <style:paragraph-properties fo:text-align="justify" style:justify-single-word="false"/>
      <style:text-properties fo:font-size="6pt" fo:language="pt" fo:country="BR" officeooo:rsid="0000be0d" officeooo:paragraph-rsid="0003aff5" style:font-size-asian="6pt" style:font-size-complex="6pt"/>
    </style:style>
    <style:style style:name="P9" style:family="paragraph" style:parent-style-name="Standard">
      <style:paragraph-properties fo:text-align="center" style:justify-single-word="false"/>
      <style:text-properties fo:font-size="6pt" fo:language="pt" fo:country="BR" fo:font-weight="bold" officeooo:rsid="011612b8" officeooo:paragraph-rsid="011612b8" style:font-size-asian="6pt" style:font-weight-asian="bold" style:font-size-complex="6pt" style:font-weight-complex="bold"/>
    </style:style>
    <style:style style:name="P10" style:family="paragraph" style:parent-style-name="Standard">
      <style:paragraph-properties fo:text-align="center" style:justify-single-word="false"/>
      <style:text-properties fo:font-size="6pt" fo:language="pt" fo:country="BR" fo:font-weight="bold" officeooo:rsid="011f9768" officeooo:paragraph-rsid="011f9768" style:font-size-asian="6pt" style:font-weight-asian="bold" style:font-size-complex="6pt" style:font-weight-complex="bold"/>
    </style:style>
    <style:style style:name="P11" style:family="paragraph" style:parent-style-name="Standard">
      <style:paragraph-properties fo:text-align="center" style:justify-single-word="false"/>
      <style:text-properties fo:font-size="6pt" fo:language="pt" fo:country="BR" fo:font-weight="bold" officeooo:rsid="011f9768" officeooo:paragraph-rsid="012be03d" style:font-size-asian="6pt" style:font-weight-asian="bold" style:font-size-complex="6pt" style:font-weight-complex="bold"/>
    </style:style>
    <style:style style:name="P12" style:family="paragraph" style:parent-style-name="Standard">
      <style:paragraph-properties fo:text-align="center" style:justify-single-word="false"/>
      <style:text-properties fo:font-size="6pt" fo:language="pt" fo:country="BR" fo:font-weight="bold" officeooo:rsid="01255482" officeooo:paragraph-rsid="01255482" style:font-size-asian="6pt" style:font-weight-asian="bold" style:font-size-complex="6pt" style:font-weight-complex="bold"/>
    </style:style>
    <style:style style:name="P13" style:family="paragraph" style:parent-style-name="Standard">
      <style:paragraph-properties fo:text-align="center" style:justify-single-word="false"/>
      <style:text-properties fo:font-size="6pt" fo:language="pt" fo:country="BR" fo:font-weight="bold" officeooo:rsid="011be86a" officeooo:paragraph-rsid="011be86a" style:font-size-asian="6pt" style:font-weight-asian="bold" style:font-size-complex="6pt" style:font-weight-complex="bold"/>
    </style:style>
    <style:style style:name="P14" style:family="paragraph" style:parent-style-name="Standard">
      <style:paragraph-properties fo:text-align="center" style:justify-single-word="false"/>
      <style:text-properties fo:font-size="6pt" fo:language="pt" fo:country="BR" fo:font-weight="bold" officeooo:rsid="011af508" officeooo:paragraph-rsid="011af508" style:font-size-asian="6pt" style:font-weight-asian="bold" style:font-size-complex="6pt" style:font-weight-complex="bold"/>
    </style:style>
    <style:style style:name="P15" style:family="paragraph" style:parent-style-name="Standard">
      <style:paragraph-properties fo:text-align="center" style:justify-single-word="false"/>
      <style:text-properties fo:font-size="6pt" fo:language="pt" fo:country="BR" fo:font-weight="bold" officeooo:rsid="0118515e" officeooo:paragraph-rsid="0118515e" style:font-size-asian="6pt" style:font-weight-asian="bold" style:font-size-complex="6pt" style:font-weight-complex="bold"/>
    </style:style>
    <style:style style:name="P16" style:family="paragraph" style:parent-style-name="Standard">
      <style:paragraph-properties fo:text-align="center" style:justify-single-word="false"/>
      <style:text-properties fo:font-size="6pt" fo:language="pt" fo:country="BR" fo:font-weight="bold" officeooo:rsid="01122e88" officeooo:paragraph-rsid="01122e88" style:font-size-asian="6pt" style:font-weight-asian="bold" style:font-size-complex="6pt" style:font-weight-complex="bold"/>
    </style:style>
    <style:style style:name="P17" style:family="paragraph" style:parent-style-name="Standard">
      <style:paragraph-properties fo:text-align="center" style:justify-single-word="false"/>
      <style:text-properties fo:font-size="6pt" fo:language="pt" fo:country="BR" fo:font-weight="bold" officeooo:rsid="010ece01" officeooo:paragraph-rsid="010ece01" style:font-size-asian="6pt" style:font-weight-asian="bold" style:font-size-complex="6pt" style:font-weight-complex="bold"/>
    </style:style>
    <style:style style:name="P18" style:family="paragraph" style:parent-style-name="Standard">
      <style:paragraph-properties fo:text-align="center" style:justify-single-word="false"/>
      <style:text-properties fo:font-size="6pt" fo:language="pt" fo:country="BR" fo:font-weight="bold" officeooo:rsid="010e2aac" officeooo:paragraph-rsid="010e2aac" style:font-size-asian="6pt" style:font-weight-asian="bold" style:font-size-complex="6pt" style:font-weight-complex="bold"/>
    </style:style>
    <style:style style:name="P19" style:family="paragraph" style:parent-style-name="Standard">
      <style:paragraph-properties fo:text-align="center" style:justify-single-word="false"/>
      <style:text-properties fo:font-size="6pt" fo:language="pt" fo:country="BR" fo:font-weight="bold" officeooo:rsid="010df796" officeooo:paragraph-rsid="010df796" style:font-size-asian="6pt" style:font-weight-asian="bold" style:font-size-complex="6pt" style:font-weight-complex="bold"/>
    </style:style>
    <style:style style:name="P20" style:family="paragraph" style:parent-style-name="Standard">
      <style:paragraph-properties fo:text-align="center" style:justify-single-word="false"/>
      <style:text-properties fo:font-size="6pt" fo:language="pt" fo:country="BR" fo:font-weight="bold" officeooo:rsid="010dcf2b" officeooo:paragraph-rsid="010dcf2b" style:font-size-asian="6pt" style:font-weight-asian="bold" style:font-size-complex="6pt" style:font-weight-complex="bold"/>
    </style:style>
    <style:style style:name="P21" style:family="paragraph" style:parent-style-name="Standard">
      <style:paragraph-properties fo:text-align="center" style:justify-single-word="false"/>
      <style:text-properties fo:font-size="6pt" fo:language="pt" fo:country="BR" fo:font-weight="bold" officeooo:rsid="010b25c9" officeooo:paragraph-rsid="010b25c9" style:font-size-asian="6pt" style:font-weight-asian="bold" style:font-size-complex="6pt" style:font-weight-complex="bold"/>
    </style:style>
    <style:style style:name="P22" style:family="paragraph" style:parent-style-name="Standard">
      <style:paragraph-properties fo:text-align="center" style:justify-single-word="false"/>
      <style:text-properties fo:font-size="6pt" fo:language="pt" fo:country="BR" fo:font-weight="bold" officeooo:rsid="01016bd3" officeooo:paragraph-rsid="01016bd3" style:font-size-asian="6pt" style:font-weight-asian="bold" style:font-size-complex="6pt" style:font-weight-complex="bold"/>
    </style:style>
    <style:style style:name="P23" style:family="paragraph" style:parent-style-name="Standard">
      <style:paragraph-properties fo:text-align="center" style:justify-single-word="false"/>
      <style:text-properties fo:font-size="6pt" fo:language="pt" fo:country="BR" fo:font-weight="bold" officeooo:rsid="00fa0749" officeooo:paragraph-rsid="00fa0749" style:font-size-asian="6pt" style:font-weight-asian="bold" style:font-size-complex="6pt" style:font-weight-complex="bold"/>
    </style:style>
    <style:style style:name="P24" style:family="paragraph" style:parent-style-name="Standard">
      <style:paragraph-properties fo:text-align="center" style:justify-single-word="false"/>
      <style:text-properties fo:font-size="6pt" fo:language="pt" fo:country="BR" fo:font-weight="bold" officeooo:rsid="00f9a9e6" officeooo:paragraph-rsid="00f9a9e6" style:font-size-asian="6pt" style:font-weight-asian="bold" style:font-size-complex="6pt" style:font-weight-complex="bold"/>
    </style:style>
    <style:style style:name="P25" style:family="paragraph" style:parent-style-name="Standard">
      <style:paragraph-properties fo:text-align="center" style:justify-single-word="false"/>
      <style:text-properties fo:font-size="6pt" fo:language="pt" fo:country="BR" fo:font-weight="bold" officeooo:rsid="00f71801" officeooo:paragraph-rsid="00f71801" style:font-size-asian="6pt" style:font-weight-asian="bold" style:font-size-complex="6pt" style:font-weight-complex="bold"/>
    </style:style>
    <style:style style:name="P26" style:family="paragraph" style:parent-style-name="Standard">
      <style:paragraph-properties fo:text-align="center" style:justify-single-word="false"/>
      <style:text-properties fo:font-size="6pt" fo:language="pt" fo:country="BR" fo:font-weight="bold" officeooo:rsid="00f48743" officeooo:paragraph-rsid="00f48743" style:font-size-asian="6pt" style:font-weight-asian="bold" style:font-size-complex="6pt" style:font-weight-complex="bold"/>
    </style:style>
    <style:style style:name="P27" style:family="paragraph" style:parent-style-name="Standard">
      <style:paragraph-properties fo:text-align="center" style:justify-single-word="false"/>
      <style:text-properties fo:font-size="6pt" fo:language="pt" fo:country="BR" fo:font-weight="bold" officeooo:rsid="00f305bd" officeooo:paragraph-rsid="00f305bd" style:font-size-asian="6pt" style:font-weight-asian="bold" style:font-size-complex="6pt" style:font-weight-complex="bold"/>
    </style:style>
    <style:style style:name="P28" style:family="paragraph" style:parent-style-name="Standard">
      <style:paragraph-properties fo:text-align="start"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29" style:family="paragraph" style:parent-style-name="Standard">
      <style:paragraph-properties fo:text-align="center"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30" style:family="paragraph" style:parent-style-name="Standard">
      <style:paragraph-properties fo:text-align="center" style:justify-single-word="false"/>
      <style:text-properties fo:font-size="6pt" fo:language="pt" fo:country="BR" fo:font-weight="bold" officeooo:rsid="00ed1e47" officeooo:paragraph-rsid="00ed1e47" style:font-size-asian="6pt" style:font-weight-asian="bold" style:font-size-complex="6pt" style:font-weight-complex="bold"/>
    </style:style>
    <style:style style:name="P31" style:family="paragraph" style:parent-style-name="Standard">
      <style:paragraph-properties fo:text-align="center" style:justify-single-word="false"/>
      <style:text-properties fo:font-size="6pt" fo:language="pt" fo:country="BR" fo:font-weight="bold" officeooo:rsid="00eab599" officeooo:paragraph-rsid="00eab599" style:font-size-asian="6pt" style:font-weight-asian="bold" style:font-size-complex="6pt" style:font-weight-complex="bold"/>
    </style:style>
    <style:style style:name="P32" style:family="paragraph" style:parent-style-name="Standard">
      <style:paragraph-properties fo:text-align="center" style:justify-single-word="false"/>
      <style:text-properties fo:font-size="6pt" fo:language="pt" fo:country="BR" fo:font-weight="bold" officeooo:rsid="00e99bda" officeooo:paragraph-rsid="00e99bda" style:font-size-asian="6pt" style:font-weight-asian="bold" style:font-size-complex="6pt" style:font-weight-complex="bold"/>
    </style:style>
    <style:style style:name="P33" style:family="paragraph" style:parent-style-name="Standard">
      <style:paragraph-properties fo:text-align="center" style:justify-single-word="false"/>
      <style:text-properties fo:font-size="6pt" fo:language="pt" fo:country="BR" fo:font-weight="bold" officeooo:rsid="00e79585" officeooo:paragraph-rsid="00e79585" style:font-size-asian="6pt" style:font-weight-asian="bold" style:font-size-complex="6pt" style:font-weight-complex="bold"/>
    </style:style>
    <style:style style:name="P34" style:family="paragraph" style:parent-style-name="Standard">
      <style:paragraph-properties fo:text-align="center" style:justify-single-word="false"/>
      <style:text-properties fo:font-size="6pt" fo:language="pt" fo:country="BR" fo:font-weight="bold" officeooo:rsid="00e67930" officeooo:paragraph-rsid="00e67930" style:font-size-asian="6pt" style:font-weight-asian="bold" style:font-size-complex="6pt" style:font-weight-complex="bold"/>
    </style:style>
    <style:style style:name="P35" style:family="paragraph" style:parent-style-name="Standard">
      <style:paragraph-properties fo:text-align="center" style:justify-single-word="false"/>
      <style:text-properties fo:font-size="6pt" fo:language="pt" fo:country="BR" fo:font-weight="bold" officeooo:rsid="00df3e3d" officeooo:paragraph-rsid="00df3e3d" style:font-size-asian="6pt" style:font-weight-asian="bold" style:font-size-complex="6pt" style:font-weight-complex="bold"/>
    </style:style>
    <style:style style:name="P36" style:family="paragraph" style:parent-style-name="Standard">
      <style:paragraph-properties fo:text-align="center" style:justify-single-word="false"/>
      <style:text-properties fo:font-size="6pt" fo:language="pt" fo:country="BR" fo:font-weight="bold" officeooo:rsid="00d9d9f5" officeooo:paragraph-rsid="00d9d9f5" style:font-size-asian="6pt" style:font-weight-asian="bold" style:font-size-complex="6pt" style:font-weight-complex="bold"/>
    </style:style>
    <style:style style:name="P37" style:family="paragraph" style:parent-style-name="Standard">
      <style:paragraph-properties fo:text-align="center" style:justify-single-word="false"/>
      <style:text-properties fo:font-size="6pt" fo:language="pt" fo:country="BR" fo:font-weight="bold" officeooo:rsid="00d7ecde" officeooo:paragraph-rsid="00d7ecde" style:font-size-asian="6pt" style:font-weight-asian="bold" style:font-size-complex="6pt" style:font-weight-complex="bold"/>
    </style:style>
    <style:style style:name="P38" style:family="paragraph" style:parent-style-name="Standard">
      <style:paragraph-properties fo:text-align="center" style:justify-single-word="false"/>
      <style:text-properties fo:font-size="6pt" fo:language="pt" fo:country="BR" fo:font-weight="bold" officeooo:rsid="00d4a5d9" officeooo:paragraph-rsid="00d4a5d9" style:font-size-asian="6pt" style:font-weight-asian="bold" style:font-size-complex="6pt" style:font-weight-complex="bold"/>
    </style:style>
    <style:style style:name="P39" style:family="paragraph" style:parent-style-name="Standard">
      <style:paragraph-properties fo:text-align="center" style:justify-single-word="false"/>
      <style:text-properties fo:font-size="6pt" fo:language="pt" fo:country="BR" fo:font-weight="bold" officeooo:rsid="00cf9566" officeooo:paragraph-rsid="00cf9566" style:font-size-asian="6pt" style:font-weight-asian="bold" style:font-size-complex="6pt" style:font-weight-complex="bold"/>
    </style:style>
    <style:style style:name="P40" style:family="paragraph" style:parent-style-name="Standard">
      <style:paragraph-properties fo:text-align="center" style:justify-single-word="false"/>
      <style:text-properties fo:font-size="6pt" fo:language="pt" fo:country="BR" fo:font-weight="bold" officeooo:rsid="00cda411" officeooo:paragraph-rsid="00cda411" style:font-size-asian="6pt" style:font-weight-asian="bold" style:font-size-complex="6pt" style:font-weight-complex="bold"/>
    </style:style>
    <style:style style:name="P41" style:family="paragraph" style:parent-style-name="Standard">
      <style:paragraph-properties fo:text-align="center" style:justify-single-word="false"/>
      <style:text-properties fo:font-size="6pt" fo:language="pt" fo:country="BR" fo:font-weight="bold" officeooo:rsid="00c33e8e" officeooo:paragraph-rsid="00c33e8e" style:font-size-asian="6pt" style:font-weight-asian="bold" style:font-size-complex="6pt" style:font-weight-complex="bold"/>
    </style:style>
    <style:style style:name="P42" style:family="paragraph" style:parent-style-name="Standard">
      <style:paragraph-properties fo:text-align="center" style:justify-single-word="false"/>
      <style:text-properties fo:font-size="6pt" fo:language="pt" fo:country="BR" fo:font-weight="bold" officeooo:rsid="00be3c4a" officeooo:paragraph-rsid="00be3c4a" style:font-size-asian="6pt" style:font-weight-asian="bold" style:font-size-complex="6pt" style:font-weight-complex="bold"/>
    </style:style>
    <style:style style:name="P43" style:family="paragraph" style:parent-style-name="Standard">
      <style:paragraph-properties fo:text-align="center" style:justify-single-word="false"/>
      <style:text-properties fo:font-size="6pt" fo:language="pt" fo:country="BR" fo:font-weight="bold" officeooo:rsid="00bcc32e" officeooo:paragraph-rsid="00bcc32e" style:font-size-asian="6pt" style:font-weight-asian="bold" style:font-size-complex="6pt" style:font-weight-complex="bold"/>
    </style:style>
    <style:style style:name="P44" style:family="paragraph" style:parent-style-name="Standard">
      <style:paragraph-properties fo:text-align="center" style:justify-single-word="false"/>
      <style:text-properties fo:font-size="6pt" fo:language="pt" fo:country="BR" fo:font-weight="bold" officeooo:rsid="00b982b7" officeooo:paragraph-rsid="00b982b7" style:font-size-asian="6pt" style:font-weight-asian="bold" style:font-size-complex="6pt" style:font-weight-complex="bold"/>
    </style:style>
    <style:style style:name="P45" style:family="paragraph" style:parent-style-name="Standard">
      <style:paragraph-properties fo:text-align="center" style:justify-single-word="false"/>
      <style:text-properties fo:font-size="6pt" fo:language="pt" fo:country="BR" fo:font-weight="bold" officeooo:rsid="00b5f6f5" officeooo:paragraph-rsid="00b5f6f5" style:font-size-asian="6pt" style:font-weight-asian="bold" style:font-size-complex="6pt" style:font-weight-complex="bold"/>
    </style:style>
    <style:style style:name="P46" style:family="paragraph" style:parent-style-name="Standard">
      <style:paragraph-properties fo:text-align="center" style:justify-single-word="false"/>
      <style:text-properties fo:font-size="6pt" fo:language="pt" fo:country="BR" fo:font-weight="bold" officeooo:rsid="00b28825" officeooo:paragraph-rsid="00b28825" style:font-size-asian="6pt" style:font-weight-asian="bold" style:font-size-complex="6pt" style:font-weight-complex="bold"/>
    </style:style>
    <style:style style:name="P47" style:family="paragraph" style:parent-style-name="Standard">
      <style:paragraph-properties fo:text-align="center" style:justify-single-word="false"/>
      <style:text-properties fo:font-size="6pt" fo:language="pt" fo:country="BR" fo:font-weight="bold" officeooo:rsid="00aeed8d" officeooo:paragraph-rsid="00aeed8d" style:font-size-asian="6pt" style:font-weight-asian="bold" style:font-size-complex="6pt" style:font-weight-complex="bold"/>
    </style:style>
    <style:style style:name="P48" style:family="paragraph" style:parent-style-name="Standard">
      <style:paragraph-properties fo:text-align="center" style:justify-single-word="false"/>
      <style:text-properties fo:font-size="6pt" fo:language="pt" fo:country="BR" fo:font-weight="bold" officeooo:rsid="00ac79e2" officeooo:paragraph-rsid="00ac79e2" style:font-size-asian="6pt" style:font-weight-asian="bold" style:font-size-complex="6pt" style:font-weight-complex="bold"/>
    </style:style>
    <style:style style:name="P49" style:family="paragraph" style:parent-style-name="Standard">
      <style:paragraph-properties fo:text-align="center" style:justify-single-word="false"/>
      <style:text-properties fo:font-size="6pt" fo:language="pt" fo:country="BR" fo:font-weight="bold" officeooo:rsid="003124dc" officeooo:paragraph-rsid="0003aff5" style:font-size-asian="6pt" style:font-weight-asian="bold" style:font-size-complex="6pt" style:font-weight-complex="bold"/>
    </style:style>
    <style:style style:name="P50" style:family="paragraph" style:parent-style-name="Standard">
      <style:paragraph-properties fo:text-align="center" style:justify-single-word="false"/>
      <style:text-properties fo:font-size="6pt" fo:language="pt" fo:country="BR" fo:font-weight="bold" officeooo:rsid="007d339f" officeooo:paragraph-rsid="007d339f" style:font-size-asian="6pt" style:font-weight-asian="bold" style:font-size-complex="6pt" style:font-weight-complex="bold"/>
    </style:style>
    <style:style style:name="P51" style:family="paragraph" style:parent-style-name="Standard">
      <style:paragraph-properties fo:text-align="center" style:justify-single-word="false"/>
      <style:text-properties fo:font-size="6pt" fo:language="pt" fo:country="BR" fo:font-weight="bold" officeooo:rsid="0079b34e" officeooo:paragraph-rsid="0079b34e" style:font-size-asian="6pt" style:font-weight-asian="bold" style:font-size-complex="6pt" style:font-weight-complex="bold"/>
    </style:style>
    <style:style style:name="P52" style:family="paragraph" style:parent-style-name="Standard">
      <style:paragraph-properties fo:text-align="center" style:justify-single-word="false"/>
      <style:text-properties fo:font-size="6pt" fo:language="pt" fo:country="BR" fo:font-weight="bold" officeooo:rsid="0076d88c" officeooo:paragraph-rsid="0076d88c" style:font-size-asian="6pt" style:font-weight-asian="bold" style:font-size-complex="6pt" style:font-weight-complex="bold"/>
    </style:style>
    <style:style style:name="P53" style:family="paragraph" style:parent-style-name="Standard">
      <style:paragraph-properties fo:text-align="center" style:justify-single-word="false"/>
      <style:text-properties fo:font-size="6pt" fo:language="pt" fo:country="BR" fo:font-weight="bold" officeooo:rsid="01373279" officeooo:paragraph-rsid="01373279" style:font-size-asian="6pt" style:font-weight-asian="bold" style:font-size-complex="6pt" style:font-weight-complex="bold"/>
    </style:style>
    <style:style style:name="P54" style:family="paragraph" style:parent-style-name="Standard">
      <style:paragraph-properties fo:text-align="center" style:justify-single-word="false"/>
      <style:text-properties fo:font-size="6pt" fo:language="pt" fo:country="BR" fo:font-weight="bold" officeooo:rsid="002a23e9" officeooo:paragraph-rsid="002a23e9" style:font-size-asian="6pt" style:font-weight-asian="bold" style:font-size-complex="6pt" style:font-weight-complex="bold"/>
    </style:style>
    <style:style style:name="P55" style:family="paragraph" style:parent-style-name="Standard">
      <style:paragraph-properties fo:text-align="center" style:justify-single-word="false"/>
      <style:text-properties fo:font-size="6pt" fo:language="pt" fo:country="BR" fo:font-weight="bold" officeooo:rsid="00220ed1" officeooo:paragraph-rsid="00220ed1" style:font-size-asian="6pt" style:font-weight-asian="bold" style:font-size-complex="6pt" style:font-weight-complex="bold"/>
    </style:style>
    <style:style style:name="P56" style:family="paragraph" style:parent-style-name="Standard">
      <style:paragraph-properties fo:text-align="center" style:justify-single-word="false"/>
      <style:text-properties fo:font-size="6pt" fo:language="pt" fo:country="BR" fo:font-weight="bold" officeooo:rsid="00aaedd9" officeooo:paragraph-rsid="0003aff5" style:font-size-asian="6pt" style:font-weight-asian="bold" style:font-size-complex="6pt" style:font-weight-complex="bold"/>
    </style:style>
    <style:style style:name="P57" style:family="paragraph" style:parent-style-name="Standard">
      <style:paragraph-properties fo:text-align="center" style:justify-single-word="false"/>
      <style:text-properties fo:font-size="6pt" fo:language="pt" fo:country="BR" fo:font-weight="bold" officeooo:rsid="0089fa10" officeooo:paragraph-rsid="0003aff5" style:font-size-asian="6pt" style:font-weight-asian="bold" style:font-size-complex="6pt" style:font-weight-complex="bold"/>
    </style:style>
    <style:style style:name="P58" style:family="paragraph" style:parent-style-name="Standard">
      <style:paragraph-properties fo:text-align="center" style:justify-single-word="false"/>
      <style:text-properties fo:font-size="6pt" fo:language="pt" fo:country="BR" fo:font-weight="bold" officeooo:rsid="008878fb" officeooo:paragraph-rsid="0003aff5" style:font-size-asian="6pt" style:font-weight-asian="bold" style:font-size-complex="6pt" style:font-weight-complex="bold"/>
    </style:style>
    <style:style style:name="P59" style:family="paragraph" style:parent-style-name="Standard">
      <style:paragraph-properties fo:text-align="center" style:justify-single-word="false"/>
      <style:text-properties fo:font-size="6pt" fo:language="pt" fo:country="BR" fo:font-weight="bold" officeooo:rsid="009255cb" officeooo:paragraph-rsid="009255cb" style:font-size-asian="6pt" style:font-weight-asian="bold" style:font-size-complex="6pt" style:font-weight-complex="bold"/>
    </style:style>
    <style:style style:name="P60" style:family="paragraph" style:parent-style-name="Standard">
      <style:paragraph-properties fo:text-align="center"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61" style:family="paragraph" style:parent-style-name="Standard">
      <style:paragraph-properties fo:text-align="start"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62" style:family="paragraph" style:parent-style-name="Standard">
      <style:paragraph-properties fo:text-align="start"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63" style:family="paragraph" style:parent-style-name="Standard">
      <style:paragraph-properties fo:text-align="center"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64" style:family="paragraph" style:parent-style-name="Standard">
      <style:paragraph-properties fo:text-align="center" style:justify-single-word="false"/>
      <style:text-properties fo:font-size="6pt" fo:language="pt" fo:country="BR" fo:font-weight="bold" officeooo:rsid="0089aff4" officeooo:paragraph-rsid="0089aff4" style:font-size-asian="6pt" style:font-weight-asian="bold" style:font-size-complex="6pt" style:font-weight-complex="bold"/>
    </style:style>
    <style:style style:name="P65" style:family="paragraph" style:parent-style-name="Standard">
      <style:paragraph-properties fo:text-align="center" style:justify-single-word="false"/>
      <style:text-properties fo:font-size="6pt" fo:language="pt" fo:country="BR" fo:font-weight="bold" officeooo:rsid="007a4901" officeooo:paragraph-rsid="0003aff5" style:font-size-asian="6pt" style:font-weight-asian="bold" style:font-size-complex="6pt" style:font-weight-complex="bold"/>
    </style:style>
    <style:style style:name="P66" style:family="paragraph" style:parent-style-name="Standard">
      <style:paragraph-properties fo:text-align="center" style:justify-single-word="false"/>
      <style:text-properties fo:font-size="6pt" fo:language="pt" fo:country="BR" fo:font-weight="bold" officeooo:rsid="00794016" officeooo:paragraph-rsid="0003aff5" style:font-size-asian="6pt" style:font-weight-asian="bold" style:font-size-complex="6pt" style:font-weight-complex="bold"/>
    </style:style>
    <style:style style:name="P67" style:family="paragraph" style:parent-style-name="Standard">
      <style:paragraph-properties fo:text-align="center" style:justify-single-word="false"/>
      <style:text-properties fo:font-size="6pt" fo:language="pt" fo:country="BR" fo:font-weight="bold" officeooo:rsid="00727d0c" officeooo:paragraph-rsid="0003aff5" style:font-size-asian="6pt" style:font-weight-asian="bold" style:font-size-complex="6pt" style:font-weight-complex="bold"/>
    </style:style>
    <style:style style:name="P68" style:family="paragraph" style:parent-style-name="Standard">
      <style:paragraph-properties fo:text-align="center" style:justify-single-word="false"/>
      <style:text-properties fo:font-size="6pt" fo:language="pt" fo:country="BR" fo:font-weight="bold" officeooo:rsid="007279a2" officeooo:paragraph-rsid="0003aff5" style:font-size-asian="6pt" style:font-weight-asian="bold" style:font-size-complex="6pt" style:font-weight-complex="bold"/>
    </style:style>
    <style:style style:name="P69" style:family="paragraph" style:parent-style-name="Standard">
      <style:paragraph-properties fo:text-align="center" style:justify-single-word="false"/>
      <style:text-properties fo:font-size="6pt" fo:language="pt" fo:country="BR" fo:font-weight="bold" officeooo:rsid="006461b5" officeooo:paragraph-rsid="0003aff5" style:font-size-asian="6pt" style:font-weight-asian="bold" style:font-size-complex="6pt" style:font-weight-complex="bold"/>
    </style:style>
    <style:style style:name="P70" style:family="paragraph" style:parent-style-name="Standard">
      <style:paragraph-properties fo:text-align="center" style:justify-single-word="false"/>
      <style:text-properties fo:font-size="6pt" fo:language="pt" fo:country="BR" fo:font-weight="bold" officeooo:rsid="006038ae" officeooo:paragraph-rsid="0003aff5" style:font-size-asian="6pt" style:font-weight-asian="bold" style:font-size-complex="6pt" style:font-weight-complex="bold"/>
    </style:style>
    <style:style style:name="P71" style:family="paragraph" style:parent-style-name="Standard">
      <style:paragraph-properties fo:text-align="center" style:justify-single-word="false"/>
      <style:text-properties fo:font-size="6pt" fo:language="pt" fo:country="BR" fo:font-weight="bold" officeooo:rsid="005e88c9" officeooo:paragraph-rsid="0003aff5" style:font-size-asian="6pt" style:font-weight-asian="bold" style:font-size-complex="6pt" style:font-weight-complex="bold"/>
    </style:style>
    <style:style style:name="P72" style:family="paragraph" style:parent-style-name="Standard">
      <style:paragraph-properties fo:text-align="center" style:justify-single-word="false"/>
      <style:text-properties fo:font-size="6pt" fo:language="pt" fo:country="BR" fo:font-weight="bold" officeooo:rsid="005b56a0" officeooo:paragraph-rsid="0003aff5" style:font-size-asian="6pt" style:font-weight-asian="bold" style:font-size-complex="6pt" style:font-weight-complex="bold"/>
    </style:style>
    <style:style style:name="P73" style:family="paragraph" style:parent-style-name="Standard">
      <style:paragraph-properties fo:text-align="center" style:justify-single-word="false"/>
      <style:text-properties fo:font-size="6pt" fo:language="pt" fo:country="BR" fo:font-weight="bold" officeooo:rsid="00424663" officeooo:paragraph-rsid="0003aff5" style:font-size-asian="6pt" style:font-weight-asian="bold" style:font-size-complex="6pt" style:font-weight-complex="bold"/>
    </style:style>
    <style:style style:name="P74" style:family="paragraph" style:parent-style-name="Standard">
      <style:paragraph-properties fo:text-align="center" style:justify-single-word="false"/>
      <style:text-properties fo:font-size="6pt" fo:language="pt" fo:country="BR" fo:font-weight="bold" officeooo:rsid="003fb785" officeooo:paragraph-rsid="0003aff5" style:font-size-asian="6pt" style:font-weight-asian="bold" style:font-size-complex="6pt" style:font-weight-complex="bold"/>
    </style:style>
    <style:style style:name="P75" style:family="paragraph" style:parent-style-name="Standard">
      <style:paragraph-properties fo:text-align="center" style:justify-single-word="false"/>
      <style:text-properties fo:font-size="6pt" fo:language="pt" fo:country="BR" fo:font-weight="bold" officeooo:rsid="003a08f4" officeooo:paragraph-rsid="0003aff5" style:font-size-asian="6pt" style:font-weight-asian="bold" style:font-size-complex="6pt" style:font-weight-complex="bold"/>
    </style:style>
    <style:style style:name="P76" style:family="paragraph" style:parent-style-name="Standard">
      <style:paragraph-properties fo:text-align="center" style:justify-single-word="false"/>
      <style:text-properties fo:font-size="6pt" fo:language="pt" fo:country="BR" fo:font-weight="bold" officeooo:rsid="00069aeb" officeooo:paragraph-rsid="00069aeb" style:font-size-asian="6pt" style:font-weight-asian="bold" style:font-size-complex="6pt" style:font-weight-complex="bold"/>
    </style:style>
    <style:style style:name="P77" style:family="paragraph" style:parent-style-name="Standard">
      <style:paragraph-properties fo:text-align="center" style:justify-single-word="false"/>
      <style:text-properties fo:font-size="6pt" fo:language="pt" fo:country="BR" fo:font-weight="bold" officeooo:rsid="0005855f" officeooo:paragraph-rsid="0005855f" style:font-size-asian="6pt" style:font-weight-asian="bold" style:font-size-complex="6pt" style:font-weight-complex="bold"/>
    </style:style>
    <style:style style:name="P78" style:family="paragraph" style:parent-style-name="Standard">
      <style:paragraph-properties fo:text-align="start"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79" style:family="paragraph" style:parent-style-name="Standard">
      <style:paragraph-properties fo:text-align="center"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80" style:family="paragraph" style:parent-style-name="Standard">
      <style:paragraph-properties fo:text-align="center" style:justify-single-word="false"/>
      <style:text-properties fo:font-size="6pt" fo:language="pt" fo:country="BR" fo:font-weight="bold" officeooo:rsid="00603239" officeooo:paragraph-rsid="0003aff5" style:font-size-asian="6pt" style:font-weight-asian="bold" style:font-size-complex="6pt" style:font-weight-complex="bold"/>
    </style:style>
    <style:style style:name="P81" style:family="paragraph" style:parent-style-name="Standard">
      <style:paragraph-properties fo:text-align="center" style:justify-single-word="false"/>
      <style:text-properties fo:font-size="6pt" fo:language="pt" fo:country="BR" fo:font-weight="bold" officeooo:rsid="00214b2f" officeooo:paragraph-rsid="0132dddf" style:font-size-asian="6pt" style:font-weight-asian="bold" style:font-size-complex="6pt" style:font-weight-complex="bold"/>
    </style:style>
    <style:style style:name="P82" style:family="paragraph" style:parent-style-name="Standard">
      <style:paragraph-properties fo:text-align="center" style:justify-single-word="false"/>
      <style:text-properties fo:font-size="6pt" fo:language="pt" fo:country="BR" fo:font-weight="bold" officeooo:rsid="001ed1ef" officeooo:paragraph-rsid="0003aff5" style:font-size-asian="6pt" style:font-weight-asian="bold" style:font-size-complex="6pt" style:font-weight-complex="bold"/>
    </style:style>
    <style:style style:name="P83" style:family="paragraph" style:parent-style-name="Standard">
      <style:paragraph-properties fo:text-align="center" style:justify-single-word="false"/>
      <style:text-properties fo:font-size="6pt" fo:language="pt" fo:country="BR" fo:font-weight="bold" officeooo:rsid="0069b69b" officeooo:paragraph-rsid="0003aff5" style:font-size-asian="6pt" style:font-weight-asian="bold" style:font-size-complex="6pt" style:font-weight-complex="bold"/>
    </style:style>
    <style:style style:name="P84" style:family="paragraph" style:parent-style-name="Standard">
      <style:paragraph-properties fo:text-align="start"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85" style:family="paragraph" style:parent-style-name="Standard">
      <style:paragraph-properties fo:text-align="center"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86" style:family="paragraph" style:parent-style-name="Standard">
      <style:paragraph-properties fo:text-align="start" style:justify-single-word="false"/>
      <style:text-properties fo:font-size="6pt" fo:language="pt" fo:country="BR" fo:font-weight="bold" officeooo:rsid="0059199d" officeooo:paragraph-rsid="0132dddf" style:font-size-asian="6pt" style:font-weight-asian="bold" style:font-size-complex="6pt" style:font-weight-complex="bold"/>
    </style:style>
    <style:style style:name="P87" style:family="paragraph" style:parent-style-name="Standard">
      <style:paragraph-properties fo:text-align="center" style:justify-single-word="false"/>
      <style:text-properties fo:font-size="6pt" fo:language="pt" fo:country="BR" fo:font-weight="bold" officeooo:rsid="0059199d" officeooo:paragraph-rsid="0003aff5" style:font-size-asian="6pt" style:font-weight-asian="bold" style:font-size-complex="6pt" style:font-weight-complex="bold"/>
    </style:style>
    <style:style style:name="P88" style:family="paragraph" style:parent-style-name="Standard">
      <style:paragraph-properties fo:text-align="center" style:justify-single-word="false"/>
      <style:text-properties fo:font-size="6pt" fo:language="pt" fo:country="BR" fo:font-weight="bold" officeooo:rsid="005722d7" officeooo:paragraph-rsid="0003aff5" style:font-size-asian="6pt" style:font-weight-asian="bold" style:font-size-complex="6pt" style:font-weight-complex="bold"/>
    </style:style>
    <style:style style:name="P89" style:family="paragraph" style:parent-style-name="Standard">
      <style:paragraph-properties fo:text-align="center" style:justify-single-word="false"/>
      <style:text-properties fo:font-size="6pt" fo:language="pt" fo:country="BR" fo:font-weight="bold" officeooo:rsid="003d9557" officeooo:paragraph-rsid="0003aff5" style:font-size-asian="6pt" style:font-weight-asian="bold" style:font-size-complex="6pt" style:font-weight-complex="bold"/>
    </style:style>
    <style:style style:name="P90" style:family="paragraph" style:parent-style-name="Standard">
      <style:paragraph-properties fo:text-align="center" style:justify-single-word="false"/>
      <style:text-properties fo:font-size="6pt" fo:language="pt" fo:country="BR" fo:font-weight="bold" officeooo:rsid="0036dfec" officeooo:paragraph-rsid="0003aff5" style:font-size-asian="6pt" style:font-weight-asian="bold" style:font-size-complex="6pt" style:font-weight-complex="bold"/>
    </style:style>
    <style:style style:name="P91" style:family="paragraph" style:parent-style-name="Standard">
      <style:paragraph-properties fo:text-align="center" style:justify-single-word="false"/>
      <style:text-properties fo:font-size="6pt" fo:language="pt" fo:country="BR" fo:font-weight="bold" officeooo:rsid="00205825" officeooo:paragraph-rsid="0003aff5" style:font-size-asian="6pt" style:font-weight-asian="bold" style:font-size-complex="6pt" style:font-weight-complex="bold"/>
    </style:style>
    <style:style style:name="P92" style:family="paragraph" style:parent-style-name="Standard">
      <style:paragraph-properties fo:text-align="center" style:justify-single-word="false"/>
      <style:text-properties fo:font-size="6pt" fo:language="pt" fo:country="BR" fo:font-weight="bold" officeooo:rsid="002941e7" officeooo:paragraph-rsid="0003aff5" style:font-size-asian="6pt" style:font-weight-asian="bold" style:font-size-complex="6pt" style:font-weight-complex="bold"/>
    </style:style>
    <style:style style:name="P93" style:family="paragraph" style:parent-style-name="Standard">
      <style:paragraph-properties fo:text-align="center" style:justify-single-word="false"/>
      <style:text-properties fo:font-size="6pt" fo:language="pt" fo:country="BR" fo:font-weight="bold" officeooo:rsid="01555a7c" officeooo:paragraph-rsid="01555a7c" style:font-size-asian="6pt" style:font-weight-asian="bold" style:font-size-complex="6pt" style:font-weight-complex="bold"/>
    </style:style>
    <style:style style:name="P94" style:family="paragraph" style:parent-style-name="Standard">
      <style:paragraph-properties fo:text-align="start" style:justify-single-word="false"/>
      <style:text-properties fo:font-size="6pt" fo:language="pt" fo:country="BR" fo:font-weight="normal" officeooo:rsid="011f9768" officeooo:paragraph-rsid="012be03d" style:font-size-asian="6pt" style:font-weight-asian="normal" style:font-size-complex="6pt" style:font-weight-complex="normal"/>
    </style:style>
    <style:style style:name="P95" style:family="paragraph" style:parent-style-name="Standard">
      <style:paragraph-properties fo:text-align="start" style:justify-single-word="false"/>
      <style:text-properties fo:font-size="6pt" fo:language="pt" fo:country="BR" fo:font-weight="normal" officeooo:rsid="01255482" officeooo:paragraph-rsid="01255482" style:font-size-asian="6pt" style:font-weight-asian="normal" style:font-size-complex="6pt" style:font-weight-complex="normal"/>
    </style:style>
    <style:style style:name="P96" style:family="paragraph" style:parent-style-name="Standard">
      <style:paragraph-properties fo:text-align="start" style:justify-single-word="false"/>
      <style:text-properties fo:font-size="6pt" fo:language="pt" fo:country="BR" fo:font-weight="normal" officeooo:rsid="011be86a" officeooo:paragraph-rsid="011be86a" style:font-size-asian="6pt" style:font-weight-asian="normal" style:font-size-complex="6pt" style:font-weight-complex="normal"/>
    </style:style>
    <style:style style:name="P97" style:family="paragraph" style:parent-style-name="Standard">
      <style:paragraph-properties fo:text-align="start" style:justify-single-word="false"/>
      <style:text-properties fo:font-size="6pt" fo:language="pt" fo:country="BR" fo:font-weight="normal" officeooo:rsid="011af508" officeooo:paragraph-rsid="011af508" style:font-size-asian="6pt" style:font-weight-asian="normal" style:font-size-complex="6pt" style:font-weight-complex="normal"/>
    </style:style>
    <style:style style:name="P98" style:family="paragraph" style:parent-style-name="Standard">
      <style:paragraph-properties fo:text-align="start" style:justify-single-word="false"/>
      <style:text-properties fo:font-size="6pt" fo:language="pt" fo:country="BR" fo:font-weight="normal" officeooo:rsid="0118515e" officeooo:paragraph-rsid="0118515e" style:font-size-asian="6pt" style:font-weight-asian="normal" style:font-size-complex="6pt" style:font-weight-complex="normal"/>
    </style:style>
    <style:style style:name="P99" style:family="paragraph" style:parent-style-name="Standard">
      <style:paragraph-properties fo:text-align="start" style:justify-single-word="false"/>
      <style:text-properties fo:font-size="6pt" fo:language="pt" fo:country="BR" fo:font-weight="normal" officeooo:rsid="011612b8" officeooo:paragraph-rsid="011612b8" style:font-size-asian="6pt" style:font-weight-asian="normal" style:font-size-complex="6pt" style:font-weight-complex="normal"/>
    </style:style>
    <style:style style:name="P100" style:family="paragraph" style:parent-style-name="Standard">
      <style:paragraph-properties fo:text-align="start" style:justify-single-word="false"/>
      <style:text-properties fo:font-size="6pt" fo:language="pt" fo:country="BR" fo:font-weight="normal" officeooo:rsid="01122e88" officeooo:paragraph-rsid="01122e88" style:font-size-asian="6pt" style:font-weight-asian="normal" style:font-size-complex="6pt" style:font-weight-complex="normal"/>
    </style:style>
    <style:style style:name="P101" style:family="paragraph" style:parent-style-name="Standard">
      <style:paragraph-properties fo:text-align="start" style:justify-single-word="false"/>
      <style:text-properties fo:font-size="6pt" fo:language="pt" fo:country="BR" fo:font-weight="normal" officeooo:rsid="010ece01" officeooo:paragraph-rsid="010ece01" style:font-size-asian="6pt" style:font-weight-asian="normal" style:font-size-complex="6pt" style:font-weight-complex="normal"/>
    </style:style>
    <style:style style:name="P102" style:family="paragraph" style:parent-style-name="Standard">
      <style:paragraph-properties fo:text-align="start" style:justify-single-word="false"/>
      <style:text-properties fo:font-size="6pt" fo:language="pt" fo:country="BR" fo:font-weight="normal" officeooo:rsid="010e2aac" officeooo:paragraph-rsid="010e2aac" style:font-size-asian="6pt" style:font-weight-asian="normal" style:font-size-complex="6pt" style:font-weight-complex="normal"/>
    </style:style>
    <style:style style:name="P103" style:family="paragraph" style:parent-style-name="Standard">
      <style:paragraph-properties fo:text-align="start" style:justify-single-word="false"/>
      <style:text-properties fo:font-size="6pt" fo:language="pt" fo:country="BR" fo:font-weight="normal" officeooo:rsid="010df796" officeooo:paragraph-rsid="010df796" style:font-size-asian="6pt" style:font-weight-asian="normal" style:font-size-complex="6pt" style:font-weight-complex="normal"/>
    </style:style>
    <style:style style:name="P104" style:family="paragraph" style:parent-style-name="Standard">
      <style:paragraph-properties fo:text-align="start" style:justify-single-word="false"/>
      <style:text-properties fo:font-size="6pt" fo:language="pt" fo:country="BR" fo:font-weight="normal" officeooo:rsid="010dcf2b" officeooo:paragraph-rsid="010dcf2b" style:font-size-asian="6pt" style:font-weight-asian="normal" style:font-size-complex="6pt" style:font-weight-complex="normal"/>
    </style:style>
    <style:style style:name="P105" style:family="paragraph" style:parent-style-name="Standard">
      <style:paragraph-properties fo:text-align="start" style:justify-single-word="false"/>
      <style:text-properties fo:font-size="6pt" fo:language="pt" fo:country="BR" fo:font-weight="normal" officeooo:rsid="010b25c9" officeooo:paragraph-rsid="010b25c9" style:font-size-asian="6pt" style:font-weight-asian="normal" style:font-size-complex="6pt" style:font-weight-complex="normal"/>
    </style:style>
    <style:style style:name="P106" style:family="paragraph" style:parent-style-name="Standard">
      <style:paragraph-properties fo:text-align="start" style:justify-single-word="false"/>
      <style:text-properties fo:font-size="6pt" fo:language="pt" fo:country="BR" fo:font-weight="normal" officeooo:rsid="00fa0749" officeooo:paragraph-rsid="00fa0749" style:font-size-asian="6pt" style:font-weight-asian="normal" style:font-size-complex="6pt" style:font-weight-complex="normal"/>
    </style:style>
    <style:style style:name="P107" style:family="paragraph" style:parent-style-name="Standard">
      <style:paragraph-properties fo:text-align="start" style:justify-single-word="false"/>
      <style:text-properties fo:font-size="6pt" fo:language="pt" fo:country="BR" fo:font-weight="normal" officeooo:rsid="00f9a9e6" officeooo:paragraph-rsid="00f9a9e6" style:font-size-asian="6pt" style:font-weight-asian="normal" style:font-size-complex="6pt" style:font-weight-complex="normal"/>
    </style:style>
    <style:style style:name="P108" style:family="paragraph" style:parent-style-name="Standard">
      <style:paragraph-properties fo:text-align="start" style:justify-single-word="false"/>
      <style:text-properties fo:font-size="6pt" fo:language="pt" fo:country="BR" fo:font-weight="normal" officeooo:rsid="00f71801" officeooo:paragraph-rsid="00f71801" style:font-size-asian="6pt" style:font-weight-asian="normal" style:font-size-complex="6pt" style:font-weight-complex="normal"/>
    </style:style>
    <style:style style:name="P109" style:family="paragraph" style:parent-style-name="Standard">
      <style:paragraph-properties fo:text-align="start" style:justify-single-word="false"/>
      <style:text-properties fo:font-size="6pt" fo:language="pt" fo:country="BR" fo:font-weight="normal" officeooo:rsid="00f48743" officeooo:paragraph-rsid="00f48743" style:font-size-asian="6pt" style:font-weight-asian="normal" style:font-size-complex="6pt" style:font-weight-complex="normal"/>
    </style:style>
    <style:style style:name="P110" style:family="paragraph" style:parent-style-name="Standard">
      <style:paragraph-properties fo:text-align="start" style:justify-single-word="false"/>
      <style:text-properties fo:font-size="6pt" fo:language="pt" fo:country="BR" fo:font-weight="normal" officeooo:rsid="00f305bd" officeooo:paragraph-rsid="00f305bd" style:font-size-asian="6pt" style:font-weight-asian="normal" style:font-size-complex="6pt" style:font-weight-complex="normal"/>
    </style:style>
    <style:style style:name="P111" style:family="paragraph" style:parent-style-name="Standard">
      <style:paragraph-properties fo:text-align="start" style:justify-single-word="false"/>
      <style:text-properties fo:font-size="6pt" fo:language="pt" fo:country="BR" fo:font-weight="normal" officeooo:rsid="00ed1e47" officeooo:paragraph-rsid="00ed1e47" style:font-size-asian="6pt" style:font-weight-asian="normal" style:font-size-complex="6pt" style:font-weight-complex="normal"/>
    </style:style>
    <style:style style:name="P112" style:family="paragraph" style:parent-style-name="Standard">
      <style:paragraph-properties fo:text-align="start" style:justify-single-word="false"/>
      <style:text-properties fo:font-size="6pt" fo:language="pt" fo:country="BR" fo:font-weight="normal" officeooo:rsid="00eab599" officeooo:paragraph-rsid="00eab599" style:font-size-asian="6pt" style:font-weight-asian="normal" style:font-size-complex="6pt" style:font-weight-complex="normal"/>
    </style:style>
    <style:style style:name="P113" style:family="paragraph" style:parent-style-name="Standard">
      <style:paragraph-properties fo:text-align="start" style:justify-single-word="false"/>
      <style:text-properties fo:font-size="6pt" fo:language="pt" fo:country="BR" fo:font-weight="normal" officeooo:rsid="00e99bda" officeooo:paragraph-rsid="00e99bda" style:font-size-asian="6pt" style:font-weight-asian="normal" style:font-size-complex="6pt" style:font-weight-complex="normal"/>
    </style:style>
    <style:style style:name="P114" style:family="paragraph" style:parent-style-name="Standard">
      <style:paragraph-properties fo:text-align="start" style:justify-single-word="false"/>
      <style:text-properties fo:font-size="6pt" fo:language="pt" fo:country="BR" fo:font-weight="normal" officeooo:rsid="00e79585" officeooo:paragraph-rsid="00e79585" style:font-size-asian="6pt" style:font-weight-asian="normal" style:font-size-complex="6pt" style:font-weight-complex="normal"/>
    </style:style>
    <style:style style:name="P115" style:family="paragraph" style:parent-style-name="Standard">
      <style:paragraph-properties fo:text-align="start" style:justify-single-word="false"/>
      <style:text-properties fo:font-size="6pt" fo:language="pt" fo:country="BR" fo:font-weight="normal" officeooo:rsid="00e67930" officeooo:paragraph-rsid="00e67930" style:font-size-asian="6pt" style:font-weight-asian="normal" style:font-size-complex="6pt" style:font-weight-complex="normal"/>
    </style:style>
    <style:style style:name="P116" style:family="paragraph" style:parent-style-name="Standard">
      <style:paragraph-properties fo:text-align="start" style:justify-single-word="false"/>
      <style:text-properties fo:font-size="6pt" fo:language="pt" fo:country="BR" fo:font-weight="normal" officeooo:rsid="00df3e3d" officeooo:paragraph-rsid="00df3e3d" style:font-size-asian="6pt" style:font-weight-asian="normal" style:font-size-complex="6pt" style:font-weight-complex="normal"/>
    </style:style>
    <style:style style:name="P117" style:family="paragraph" style:parent-style-name="Standard">
      <style:paragraph-properties fo:text-align="start" style:justify-single-word="false"/>
      <style:text-properties fo:font-size="6pt" fo:language="pt" fo:country="BR" fo:font-weight="normal" officeooo:rsid="00d9d9f5" officeooo:paragraph-rsid="00d9d9f5" style:font-size-asian="6pt" style:font-weight-asian="normal" style:font-size-complex="6pt" style:font-weight-complex="normal"/>
    </style:style>
    <style:style style:name="P118" style:family="paragraph" style:parent-style-name="Standard">
      <style:paragraph-properties fo:text-align="start" style:justify-single-word="false"/>
      <style:text-properties fo:font-size="6pt" fo:language="pt" fo:country="BR" fo:font-weight="normal" officeooo:rsid="00d7ecde" officeooo:paragraph-rsid="00d7ecde" style:font-size-asian="6pt" style:font-weight-asian="normal" style:font-size-complex="6pt" style:font-weight-complex="normal"/>
    </style:style>
    <style:style style:name="P119" style:family="paragraph" style:parent-style-name="Standard">
      <style:paragraph-properties fo:text-align="start" style:justify-single-word="false"/>
      <style:text-properties fo:font-size="6pt" fo:language="pt" fo:country="BR" fo:font-weight="normal" officeooo:rsid="00d4a5d9" officeooo:paragraph-rsid="00d4a5d9" style:font-size-asian="6pt" style:font-weight-asian="normal" style:font-size-complex="6pt" style:font-weight-complex="normal"/>
    </style:style>
    <style:style style:name="P120" style:family="paragraph" style:parent-style-name="Standard">
      <style:paragraph-properties fo:text-align="start" style:justify-single-word="false"/>
      <style:text-properties fo:font-size="6pt" fo:language="pt" fo:country="BR" fo:font-weight="normal" officeooo:rsid="00cf9566" officeooo:paragraph-rsid="00cf9566" style:font-size-asian="6pt" style:font-weight-asian="normal" style:font-size-complex="6pt" style:font-weight-complex="normal"/>
    </style:style>
    <style:style style:name="P121" style:family="paragraph" style:parent-style-name="Standard">
      <style:paragraph-properties fo:text-align="start" style:justify-single-word="false"/>
      <style:text-properties fo:font-size="6pt" fo:language="pt" fo:country="BR" fo:font-weight="normal" officeooo:rsid="00be3c4a" officeooo:paragraph-rsid="00cda411" style:font-size-asian="6pt" style:font-weight-asian="normal" style:font-size-complex="6pt" style:font-weight-complex="normal"/>
    </style:style>
    <style:style style:name="P122" style:family="paragraph" style:parent-style-name="Standard">
      <style:paragraph-properties fo:text-align="start" style:justify-single-word="false"/>
      <style:text-properties fo:font-size="6pt" fo:language="pt" fo:country="BR" fo:font-weight="normal" officeooo:rsid="00be3c4a" officeooo:paragraph-rsid="00c33e8e" style:font-size-asian="6pt" style:font-weight-asian="normal" style:font-size-complex="6pt" style:font-weight-complex="normal"/>
    </style:style>
    <style:style style:name="P123" style:family="paragraph" style:parent-style-name="Standard">
      <style:paragraph-properties fo:text-align="start" style:justify-single-word="false"/>
      <style:text-properties fo:font-size="6pt" fo:language="pt" fo:country="BR" fo:font-weight="normal" officeooo:rsid="00bcc32e" officeooo:paragraph-rsid="00bcc32e" style:font-size-asian="6pt" style:font-weight-asian="normal" style:font-size-complex="6pt" style:font-weight-complex="normal"/>
    </style:style>
    <style:style style:name="P124" style:family="paragraph" style:parent-style-name="Standard">
      <style:paragraph-properties fo:text-align="start" style:justify-single-word="false"/>
      <style:text-properties fo:font-size="6pt" fo:language="pt" fo:country="BR" fo:font-weight="normal" officeooo:rsid="00b982b7" officeooo:paragraph-rsid="00b982b7" style:font-size-asian="6pt" style:font-weight-asian="normal" style:font-size-complex="6pt" style:font-weight-complex="normal"/>
    </style:style>
    <style:style style:name="P125" style:family="paragraph" style:parent-style-name="Standard">
      <style:paragraph-properties fo:text-align="start" style:justify-single-word="false"/>
      <style:text-properties fo:font-size="6pt" fo:language="pt" fo:country="BR" fo:font-weight="normal" officeooo:rsid="00b5f6f5" officeooo:paragraph-rsid="00b5f6f5" style:font-size-asian="6pt" style:font-weight-asian="normal" style:font-size-complex="6pt" style:font-weight-complex="normal"/>
    </style:style>
    <style:style style:name="P126" style:family="paragraph" style:parent-style-name="Standard">
      <style:paragraph-properties fo:text-align="start" style:justify-single-word="false"/>
      <style:text-properties fo:font-size="6pt" fo:language="pt" fo:country="BR" fo:font-weight="normal" officeooo:rsid="00b28825" officeooo:paragraph-rsid="00b28825" style:font-size-asian="6pt" style:font-weight-asian="normal" style:font-size-complex="6pt" style:font-weight-complex="normal"/>
    </style:style>
    <style:style style:name="P127" style:family="paragraph" style:parent-style-name="Standard">
      <style:paragraph-properties fo:text-align="start" style:justify-single-word="false"/>
      <style:text-properties fo:font-size="6pt" fo:language="pt" fo:country="BR" fo:font-weight="normal" officeooo:rsid="00aeed8d" officeooo:paragraph-rsid="00aeed8d" style:font-size-asian="6pt" style:font-weight-asian="normal" style:font-size-complex="6pt" style:font-weight-complex="normal"/>
    </style:style>
    <style:style style:name="P128" style:family="paragraph" style:parent-style-name="Standard">
      <style:paragraph-properties fo:text-align="start" style:justify-single-word="false"/>
      <style:text-properties fo:font-size="6pt" fo:language="pt" fo:country="BR" fo:font-weight="normal" officeooo:rsid="00ac79e2" officeooo:paragraph-rsid="00ac79e2" style:font-size-asian="6pt" style:font-weight-asian="normal" style:font-size-complex="6pt" style:font-weight-complex="normal"/>
    </style:style>
    <style:style style:name="P129" style:family="paragraph" style:parent-style-name="Standard">
      <style:paragraph-properties fo:text-align="start" style:justify-single-word="false"/>
      <style:text-properties fo:font-size="6pt" fo:language="pt" fo:country="BR" fo:font-weight="normal" officeooo:rsid="007d339f" officeooo:paragraph-rsid="007d339f" style:font-size-asian="6pt" style:font-weight-asian="normal" style:font-size-complex="6pt" style:font-weight-complex="normal"/>
    </style:style>
    <style:style style:name="P130" style:family="paragraph" style:parent-style-name="Standard">
      <style:paragraph-properties fo:text-align="start" style:justify-single-word="false"/>
      <style:text-properties fo:font-size="6pt" fo:language="pt" fo:country="BR" fo:font-weight="normal" officeooo:rsid="0079b34e" officeooo:paragraph-rsid="0079b34e" style:font-size-asian="6pt" style:font-weight-asian="normal" style:font-size-complex="6pt" style:font-weight-complex="normal"/>
    </style:style>
    <style:style style:name="P131" style:family="paragraph" style:parent-style-name="Standard">
      <style:paragraph-properties fo:text-align="start" style:justify-single-word="false"/>
      <style:text-properties fo:font-size="6pt" fo:language="pt" fo:country="BR" fo:font-weight="normal" officeooo:rsid="0076d88c" officeooo:paragraph-rsid="0076d88c" style:font-size-asian="6pt" style:font-weight-asian="normal" style:font-size-complex="6pt" style:font-weight-complex="normal"/>
    </style:style>
    <style:style style:name="P132" style:family="paragraph" style:parent-style-name="Standard">
      <style:paragraph-properties fo:text-align="start" style:justify-single-word="false"/>
      <style:text-properties fo:font-size="6pt" fo:language="pt" fo:country="BR" fo:font-weight="normal" officeooo:rsid="01373279" officeooo:paragraph-rsid="01373279" style:font-size-asian="6pt" style:font-weight-asian="normal" style:font-size-complex="6pt" style:font-weight-complex="normal"/>
    </style:style>
    <style:style style:name="P133" style:family="paragraph" style:parent-style-name="Standard">
      <style:paragraph-properties fo:text-align="start" style:justify-single-word="false"/>
      <style:text-properties fo:font-size="6pt" fo:language="pt" fo:country="BR" fo:font-weight="normal" officeooo:rsid="002a23e9" officeooo:paragraph-rsid="002a23e9" style:font-size-asian="6pt" style:font-weight-asian="normal" style:font-size-complex="6pt" style:font-weight-complex="normal"/>
    </style:style>
    <style:style style:name="P134" style:family="paragraph" style:parent-style-name="Standard">
      <style:paragraph-properties fo:text-align="start" style:justify-single-word="false"/>
      <style:text-properties fo:font-size="6pt" fo:language="pt" fo:country="BR" fo:font-weight="normal" officeooo:rsid="00aaedd9" officeooo:paragraph-rsid="0003aff5" style:font-size-asian="6pt" style:font-weight-asian="normal" style:font-size-complex="6pt" style:font-weight-complex="normal"/>
    </style:style>
    <style:style style:name="P135" style:family="paragraph" style:parent-style-name="Standard">
      <style:paragraph-properties fo:text-align="start" style:justify-single-word="false"/>
      <style:text-properties fo:font-size="6pt" fo:language="pt" fo:country="BR" fo:font-weight="normal" officeooo:rsid="0089fa10" officeooo:paragraph-rsid="0132dddf" style:font-size-asian="6pt" style:font-weight-asian="normal" style:font-size-complex="6pt" style:font-weight-complex="normal"/>
    </style:style>
    <style:style style:name="P136" style:family="paragraph" style:parent-style-name="Standard">
      <style:paragraph-properties fo:text-align="start" style:justify-single-word="false"/>
      <style:text-properties fo:font-size="6pt" fo:language="pt" fo:country="BR" fo:font-weight="normal" officeooo:rsid="008878fb" officeooo:paragraph-rsid="0003aff5" style:font-size-asian="6pt" style:font-weight-asian="normal" style:font-size-complex="6pt" style:font-weight-complex="normal"/>
    </style:style>
    <style:style style:name="P137" style:family="paragraph" style:parent-style-name="Standard">
      <style:paragraph-properties fo:text-align="start" style:justify-single-word="false"/>
      <style:text-properties fo:font-size="6pt" fo:language="pt" fo:country="BR" fo:font-weight="normal" officeooo:rsid="009255cb" officeooo:paragraph-rsid="009255cb" style:font-size-asian="6pt" style:font-weight-asian="normal" style:font-size-complex="6pt" style:font-weight-complex="normal"/>
    </style:style>
    <style:style style:name="P138" style:family="paragraph" style:parent-style-name="Standard">
      <style:paragraph-properties fo:text-align="start" style:justify-single-word="false"/>
      <style:text-properties fo:font-size="6pt" fo:language="pt" fo:country="BR" fo:font-weight="normal" officeooo:rsid="009255cb" officeooo:paragraph-rsid="0132dddf" style:font-size-asian="6pt" style:font-weight-asian="normal" style:font-size-complex="6pt" style:font-weight-complex="normal"/>
    </style:style>
    <style:style style:name="P139" style:family="paragraph" style:parent-style-name="Standard">
      <style:paragraph-properties fo:text-align="start" style:justify-single-word="false"/>
      <style:text-properties fo:font-size="6pt" fo:language="pt" fo:country="BR" fo:font-weight="normal" officeooo:rsid="0089aff4" officeooo:paragraph-rsid="0089aff4" style:font-size-asian="6pt" style:font-weight-asian="normal" style:font-size-complex="6pt" style:font-weight-complex="normal"/>
    </style:style>
    <style:style style:name="P140" style:family="paragraph" style:parent-style-name="Standard">
      <style:paragraph-properties fo:text-align="start" style:justify-single-word="false"/>
      <style:text-properties fo:font-size="6pt" fo:language="pt" fo:country="BR" fo:font-weight="normal" officeooo:rsid="007a4901" officeooo:paragraph-rsid="0003aff5" style:font-size-asian="6pt" style:font-weight-asian="normal" style:font-size-complex="6pt" style:font-weight-complex="normal"/>
    </style:style>
    <style:style style:name="P141" style:family="paragraph" style:parent-style-name="Standard">
      <style:paragraph-properties fo:text-align="start" style:justify-single-word="false"/>
      <style:text-properties fo:font-size="6pt" fo:language="pt" fo:country="BR" fo:font-weight="normal" officeooo:rsid="00794016" officeooo:paragraph-rsid="0003aff5" style:font-size-asian="6pt" style:font-weight-asian="normal" style:font-size-complex="6pt" style:font-weight-complex="normal"/>
    </style:style>
    <style:style style:name="P142" style:family="paragraph" style:parent-style-name="Standard">
      <style:paragraph-properties fo:text-align="start" style:justify-single-word="false"/>
      <style:text-properties fo:font-size="6pt" fo:language="pt" fo:country="BR" fo:font-weight="normal" officeooo:rsid="00727d0c" officeooo:paragraph-rsid="0003aff5" style:font-size-asian="6pt" style:font-weight-asian="normal" style:font-size-complex="6pt" style:font-weight-complex="normal"/>
    </style:style>
    <style:style style:name="P143" style:family="paragraph" style:parent-style-name="Standard">
      <style:paragraph-properties fo:text-align="start" style:justify-single-word="false"/>
      <style:text-properties fo:font-size="6pt" fo:language="pt" fo:country="BR" fo:font-weight="normal" officeooo:rsid="007279a2" officeooo:paragraph-rsid="0003aff5" style:font-size-asian="6pt" style:font-weight-asian="normal" style:font-size-complex="6pt" style:font-weight-complex="normal"/>
    </style:style>
    <style:style style:name="P144" style:family="paragraph" style:parent-style-name="Standard">
      <style:paragraph-properties fo:text-align="start" style:justify-single-word="false"/>
      <style:text-properties fo:font-size="6pt" fo:language="pt" fo:country="BR" fo:font-weight="normal" officeooo:rsid="006461b5" officeooo:paragraph-rsid="0132dddf" style:font-size-asian="6pt" style:font-weight-asian="normal" style:font-size-complex="6pt" style:font-weight-complex="normal"/>
    </style:style>
    <style:style style:name="P145" style:family="paragraph" style:parent-style-name="Standard">
      <style:paragraph-properties fo:text-align="start" style:justify-single-word="false"/>
      <style:text-properties fo:font-size="6pt" fo:language="pt" fo:country="BR" fo:font-weight="normal" officeooo:rsid="006038ae" officeooo:paragraph-rsid="0003aff5" style:font-size-asian="6pt" style:font-weight-asian="normal" style:font-size-complex="6pt" style:font-weight-complex="normal"/>
    </style:style>
    <style:style style:name="P146" style:family="paragraph" style:parent-style-name="Standard">
      <style:paragraph-properties fo:text-align="start" style:justify-single-word="false"/>
      <style:text-properties fo:font-size="6pt" fo:language="pt" fo:country="BR" fo:font-weight="normal" officeooo:rsid="005e88c9" officeooo:paragraph-rsid="0003aff5" style:font-size-asian="6pt" style:font-weight-asian="normal" style:font-size-complex="6pt" style:font-weight-complex="normal"/>
    </style:style>
    <style:style style:name="P147" style:family="paragraph" style:parent-style-name="Standard">
      <style:paragraph-properties fo:text-align="start" style:justify-single-word="false"/>
      <style:text-properties fo:font-size="6pt" fo:language="pt" fo:country="BR" fo:font-weight="normal" officeooo:rsid="005b56a0" officeooo:paragraph-rsid="0003aff5" style:font-size-asian="6pt" style:font-weight-asian="normal" style:font-size-complex="6pt" style:font-weight-complex="normal"/>
    </style:style>
    <style:style style:name="P148" style:family="paragraph" style:parent-style-name="Standard">
      <style:paragraph-properties fo:text-align="start" style:justify-single-word="false"/>
      <style:text-properties fo:font-size="6pt" fo:language="pt" fo:country="BR" fo:font-weight="normal" officeooo:rsid="00424663" officeooo:paragraph-rsid="0003aff5" style:font-size-asian="6pt" style:font-weight-asian="normal" style:font-size-complex="6pt" style:font-weight-complex="normal"/>
    </style:style>
    <style:style style:name="P149" style:family="paragraph" style:parent-style-name="Standard">
      <style:paragraph-properties fo:text-align="start" style:justify-single-word="false"/>
      <style:text-properties fo:font-size="6pt" fo:language="pt" fo:country="BR" fo:font-weight="normal" officeooo:rsid="003fb785" officeooo:paragraph-rsid="0003aff5" style:font-size-asian="6pt" style:font-weight-asian="normal" style:font-size-complex="6pt" style:font-weight-complex="normal"/>
    </style:style>
    <style:style style:name="P150" style:family="paragraph" style:parent-style-name="Standard">
      <style:paragraph-properties fo:text-align="start" style:justify-single-word="false"/>
      <style:text-properties fo:font-size="6pt" fo:language="pt" fo:country="BR" fo:font-weight="normal" officeooo:rsid="003a08f4" officeooo:paragraph-rsid="0003aff5" style:font-size-asian="6pt" style:font-weight-asian="normal" style:font-size-complex="6pt" style:font-weight-complex="normal"/>
    </style:style>
    <style:style style:name="P151" style:family="paragraph" style:parent-style-name="Standard">
      <style:paragraph-properties fo:text-align="start" style:justify-single-word="false"/>
      <style:text-properties fo:font-size="6pt" fo:language="pt" fo:country="BR" fo:font-weight="normal" officeooo:rsid="00069aeb" officeooo:paragraph-rsid="0132dddf" style:font-size-asian="6pt" style:font-weight-asian="normal" style:font-size-complex="6pt" style:font-weight-complex="normal"/>
    </style:style>
    <style:style style:name="P152" style:family="paragraph" style:parent-style-name="Standard">
      <style:paragraph-properties fo:text-align="start" style:justify-single-word="false"/>
      <style:text-properties fo:font-size="6pt" fo:language="pt" fo:country="BR" fo:font-weight="normal" officeooo:rsid="0005855f" officeooo:paragraph-rsid="0005855f" style:font-size-asian="6pt" style:font-weight-asian="normal" style:font-size-complex="6pt" style:font-weight-complex="normal"/>
    </style:style>
    <style:style style:name="P153" style:family="paragraph" style:parent-style-name="Standard">
      <style:paragraph-properties fo:text-align="start" style:justify-single-word="false"/>
      <style:text-properties fo:font-size="6pt" fo:language="pt" fo:country="BR" fo:font-weight="normal" officeooo:rsid="0030cfcc" officeooo:paragraph-rsid="0132dddf" style:font-size-asian="6pt" style:font-weight-asian="normal" style:font-size-complex="6pt" style:font-weight-complex="normal"/>
    </style:style>
    <style:style style:name="P154" style:family="paragraph" style:parent-style-name="Standard">
      <style:paragraph-properties fo:text-align="start" style:justify-single-word="false"/>
      <style:text-properties fo:font-size="6pt" fo:language="pt" fo:country="BR" fo:font-weight="normal" officeooo:rsid="00214b2f" officeooo:paragraph-rsid="0132dddf" style:font-size-asian="6pt" style:font-weight-asian="normal" style:font-size-complex="6pt" style:font-weight-complex="normal"/>
    </style:style>
    <style:style style:name="P155" style:family="paragraph" style:parent-style-name="Standard">
      <style:paragraph-properties fo:text-align="start" style:justify-single-word="false"/>
      <style:text-properties fo:font-size="6pt" fo:language="pt" fo:country="BR" fo:font-weight="normal" officeooo:rsid="001ed1ef" officeooo:paragraph-rsid="0132dddf" style:font-size-asian="6pt" style:font-weight-asian="normal" style:font-size-complex="6pt" style:font-weight-complex="normal"/>
    </style:style>
    <style:style style:name="P156" style:family="paragraph" style:parent-style-name="Standard">
      <style:paragraph-properties fo:text-align="start" style:justify-single-word="false"/>
      <style:text-properties fo:font-size="6pt" fo:language="pt" fo:country="BR" fo:font-weight="normal" officeooo:rsid="0069b69b" officeooo:paragraph-rsid="0132dddf" style:font-size-asian="6pt" style:font-weight-asian="normal" style:font-size-complex="6pt" style:font-weight-complex="normal"/>
    </style:style>
    <style:style style:name="P157" style:family="paragraph" style:parent-style-name="Standard">
      <style:paragraph-properties fo:text-align="start" style:justify-single-word="false"/>
      <style:text-properties fo:font-size="6pt" fo:language="pt" fo:country="BR" fo:font-weight="normal" officeooo:rsid="005722d7" officeooo:paragraph-rsid="0003aff5" style:font-size-asian="6pt" style:font-weight-asian="normal" style:font-size-complex="6pt" style:font-weight-complex="normal"/>
    </style:style>
    <style:style style:name="P158" style:family="paragraph" style:parent-style-name="Standard">
      <style:paragraph-properties fo:text-align="start" style:justify-single-word="false"/>
      <style:text-properties fo:font-size="6pt" fo:language="pt" fo:country="BR" fo:font-weight="normal" officeooo:rsid="00220ed1" officeooo:paragraph-rsid="00220ed1" style:font-size-asian="6pt" style:font-weight-asian="normal" style:font-size-complex="6pt" style:font-weight-complex="normal"/>
    </style:style>
    <style:style style:name="P159" style:family="paragraph" style:parent-style-name="Standard">
      <style:paragraph-properties fo:text-align="start" style:justify-single-word="false"/>
      <style:text-properties fo:font-size="6pt" fo:font-weight="normal" officeooo:rsid="00a2e239" officeooo:paragraph-rsid="00a2e239" style:font-size-asian="6pt" style:font-weight-asian="normal" style:font-size-complex="6pt" style:font-weight-complex="normal"/>
    </style:style>
    <style:style style:name="P160" style:family="paragraph" style:parent-style-name="Standard">
      <style:paragraph-properties fo:text-align="start" style:justify-single-word="false"/>
      <style:text-properties fo:font-size="6pt" fo:font-weight="normal" officeooo:paragraph-rsid="009f8d42" style:font-size-asian="6pt" style:font-weight-asian="normal" style:font-size-complex="6pt" style:font-weight-complex="normal"/>
    </style:style>
    <style:style style:name="P161" style:family="paragraph" style:parent-style-name="Standard">
      <style:paragraph-properties fo:text-align="start" style:justify-single-word="false"/>
      <style:text-properties fo:font-size="6pt" fo:font-weight="normal" officeooo:rsid="009917de" officeooo:paragraph-rsid="009917de" style:font-size-asian="6pt" style:font-weight-asian="normal" style:font-size-complex="6pt" style:font-weight-complex="normal"/>
    </style:style>
    <style:style style:name="P162" style:family="paragraph" style:parent-style-name="Standard">
      <style:paragraph-properties fo:text-align="start" style:justify-single-word="false"/>
      <style:text-properties fo:font-size="6pt" fo:font-weight="normal" officeooo:rsid="0096a4d0" officeooo:paragraph-rsid="0096a4d0" style:font-size-asian="6pt" style:font-weight-asian="normal" style:font-size-complex="6pt" style:font-weight-complex="normal"/>
    </style:style>
    <style:style style:name="P163" style:family="paragraph" style:parent-style-name="Standard">
      <style:paragraph-properties fo:text-align="center" style:justify-single-word="false"/>
      <style:text-properties fo:font-size="6pt" fo:font-weight="bold" officeooo:rsid="00a2e239" officeooo:paragraph-rsid="00a2e239" style:font-size-asian="6pt" style:font-weight-asian="bold" style:font-size-complex="6pt" style:font-weight-complex="bold"/>
    </style:style>
    <style:style style:name="P164" style:family="paragraph" style:parent-style-name="Standard">
      <style:paragraph-properties fo:text-align="center" style:justify-single-word="false"/>
      <style:text-properties fo:font-size="6pt" fo:font-weight="bold" officeooo:rsid="009917de" officeooo:paragraph-rsid="009917de" style:font-size-asian="6pt" style:font-weight-asian="bold" style:font-size-complex="6pt" style:font-weight-complex="bold"/>
    </style:style>
    <style:style style:name="P165" style:family="paragraph" style:parent-style-name="Standard">
      <style:paragraph-properties fo:text-align="center" style:justify-single-word="false"/>
      <style:text-properties fo:font-size="6pt" fo:font-weight="bold" officeooo:rsid="0096a4d0" officeooo:paragraph-rsid="0096a4d0" style:font-size-asian="6pt" style:font-weight-asian="bold" style:font-size-complex="6pt" style:font-weight-complex="bold"/>
    </style:style>
    <style:style style:name="P166" style:family="paragraph" style:parent-style-name="Standard">
      <style:paragraph-properties fo:text-align="start" style:justify-single-word="false"/>
      <style:text-properties fo:font-size="6pt" fo:font-weight="bold" officeooo:rsid="0095723e" officeooo:paragraph-rsid="0095723e" style:font-size-asian="6pt" style:font-weight-asian="bold" style:font-size-complex="6pt" style:font-weight-complex="bold"/>
    </style:style>
    <style:style style:name="P167" style:family="paragraph" style:parent-style-name="Standard">
      <style:paragraph-properties fo:text-align="center" style:justify-single-word="false"/>
      <style:text-properties fo:font-size="6pt" fo:font-weight="bold" officeooo:rsid="0095723e" officeooo:paragraph-rsid="0095723e" style:font-size-asian="6pt" style:font-weight-asian="bold" style:font-size-complex="6pt" style:font-weight-complex="bold"/>
    </style:style>
    <style:style style:name="P168" style:family="paragraph" style:parent-style-name="Standard">
      <style:paragraph-properties fo:text-align="center" style:justify-single-word="false"/>
      <style:text-properties fo:font-size="6pt" officeooo:paragraph-rsid="009f8d42" style:font-size-asian="6pt" style:font-size-complex="6pt"/>
    </style:style>
    <style:style style:name="P169" style:family="paragraph" style:parent-style-name="Standard">
      <style:paragraph-properties fo:text-align="start" style:justify-single-word="false"/>
      <style:text-properties fo:font-size="6pt" style:font-size-asian="6pt" style:font-size-complex="6pt"/>
    </style:style>
    <style:style style:name="T1" style:family="text">
      <style:text-properties officeooo:rsid="00024f3a"/>
    </style:style>
    <style:style style:name="T2" style:family="text">
      <style:text-properties officeooo:rsid="00038480"/>
    </style:style>
    <style:style style:name="T3" style:family="text">
      <style:text-properties officeooo:rsid="001304cc"/>
    </style:style>
    <style:style style:name="T4" style:family="text">
      <style:text-properties officeooo:rsid="0004edb7"/>
    </style:style>
    <style:style style:name="T5" style:family="text">
      <style:text-properties officeooo:rsid="002f72c2"/>
    </style:style>
    <style:style style:name="T6" style:family="text">
      <style:text-properties officeooo:rsid="00349871"/>
    </style:style>
    <style:style style:name="T7" style:family="text">
      <style:text-properties fo:font-weight="bold" officeooo:rsid="0036dfec" style:font-weight-asian="bold" style:font-weight-complex="bold"/>
    </style:style>
    <style:style style:name="T8" style:family="text">
      <style:text-properties fo:font-weight="bold" officeooo:rsid="00bef184"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9bd4b" style:font-weight-asian="normal" style:font-weight-complex="normal"/>
    </style:style>
    <style:style style:name="T11" style:family="text">
      <style:text-properties fo:font-weight="normal" officeooo:rsid="003c1631" style:font-weight-asian="normal" style:font-weight-complex="normal"/>
    </style:style>
    <style:style style:name="T12" style:family="text">
      <style:text-properties fo:font-weight="normal" officeooo:rsid="003d55d3" style:font-weight-asian="normal" style:font-weight-complex="normal"/>
    </style:style>
    <style:style style:name="T13" style:family="text">
      <style:text-properties fo:font-weight="normal" officeooo:rsid="003b8cc5" style:font-weight-asian="normal" style:font-weight-complex="normal"/>
    </style:style>
    <style:style style:name="T14" style:family="text">
      <style:text-properties fo:font-weight="normal" officeooo:rsid="003c4d29" style:font-weight-asian="normal" style:font-weight-complex="normal"/>
    </style:style>
    <style:style style:name="T15" style:family="text">
      <style:text-properties fo:font-weight="normal" officeooo:rsid="003d9557" style:font-weight-asian="normal" style:font-weight-complex="normal"/>
    </style:style>
    <style:style style:name="T16" style:family="text">
      <style:text-properties fo:font-weight="normal" officeooo:rsid="0059199d" style:font-weight-asian="normal" style:font-weight-complex="normal"/>
    </style:style>
    <style:style style:name="T17" style:family="text">
      <style:text-properties fo:font-weight="normal" officeooo:rsid="003e0729" style:font-weight-asian="normal" style:font-weight-complex="normal"/>
    </style:style>
    <style:style style:name="T18" style:family="text">
      <style:text-properties fo:font-weight="normal" officeooo:rsid="00446d17" style:font-weight-asian="normal" style:font-weight-complex="normal"/>
    </style:style>
    <style:style style:name="T19" style:family="text">
      <style:text-properties fo:font-weight="normal" officeooo:rsid="0052f0d1" style:font-weight-asian="normal" style:font-weight-complex="normal"/>
    </style:style>
    <style:style style:name="T20" style:family="text">
      <style:text-properties fo:font-weight="normal" officeooo:rsid="00533cd1" style:font-weight-asian="normal" style:font-weight-complex="normal"/>
    </style:style>
    <style:style style:name="T21" style:family="text">
      <style:text-properties fo:font-weight="normal" officeooo:rsid="00541a18" style:font-weight-asian="normal" style:font-weight-complex="normal"/>
    </style:style>
    <style:style style:name="T22" style:family="text">
      <style:text-properties fo:font-weight="normal" officeooo:rsid="0055636e" style:font-weight-asian="normal" style:font-weight-complex="normal"/>
    </style:style>
    <style:style style:name="T23" style:family="text">
      <style:text-properties fo:font-weight="normal" officeooo:rsid="0041989e" style:font-weight-asian="normal" style:font-weight-complex="normal"/>
    </style:style>
    <style:style style:name="T24" style:family="text">
      <style:text-properties fo:font-weight="normal" officeooo:rsid="004552b2" style:font-weight-asian="normal" style:font-weight-complex="normal"/>
    </style:style>
    <style:style style:name="T25" style:family="text">
      <style:text-properties fo:font-weight="normal" officeooo:rsid="0041c794" style:font-weight-asian="normal" style:font-weight-complex="normal"/>
    </style:style>
    <style:style style:name="T26" style:family="text">
      <style:text-properties fo:font-weight="normal" officeooo:rsid="0042310a" style:font-weight-asian="normal" style:font-weight-complex="normal"/>
    </style:style>
    <style:style style:name="T27" style:family="text">
      <style:text-properties fo:font-weight="normal" officeooo:rsid="00459867" style:font-weight-asian="normal" style:font-weight-complex="normal"/>
    </style:style>
    <style:style style:name="T28" style:family="text">
      <style:text-properties fo:font-weight="normal" officeooo:rsid="0048588f" style:font-weight-asian="normal" style:font-weight-complex="normal"/>
    </style:style>
    <style:style style:name="T29" style:family="text">
      <style:text-properties fo:font-weight="normal" officeooo:rsid="00471ef6" style:font-weight-asian="normal" style:font-weight-complex="normal"/>
    </style:style>
    <style:style style:name="T30" style:family="text">
      <style:text-properties fo:font-weight="normal" officeooo:rsid="0056c8db" style:font-weight-asian="normal" style:font-weight-complex="normal"/>
    </style:style>
    <style:style style:name="T31" style:family="text">
      <style:text-properties fo:font-weight="normal" officeooo:rsid="0049c82b" style:font-weight-asian="normal" style:font-weight-complex="normal"/>
    </style:style>
    <style:style style:name="T32" style:family="text">
      <style:text-properties fo:font-weight="normal" officeooo:rsid="003ed742" style:font-weight-asian="normal" style:font-weight-complex="normal"/>
    </style:style>
    <style:style style:name="T33" style:family="text">
      <style:text-properties fo:font-weight="normal" officeooo:rsid="004b96c1" style:font-weight-asian="normal" style:font-weight-complex="normal"/>
    </style:style>
    <style:style style:name="T34" style:family="text">
      <style:text-properties fo:font-weight="normal" officeooo:rsid="003f82ad" style:font-weight-asian="normal" style:font-weight-complex="normal"/>
    </style:style>
    <style:style style:name="T35" style:family="text">
      <style:text-properties fo:font-weight="normal" officeooo:rsid="0042f8a6" style:font-weight-asian="normal" style:font-weight-complex="normal"/>
    </style:style>
    <style:style style:name="T36" style:family="text">
      <style:text-properties fo:font-weight="normal" officeooo:rsid="003f8426" style:font-weight-asian="normal" style:font-weight-complex="normal"/>
    </style:style>
    <style:style style:name="T37" style:family="text">
      <style:text-properties fo:font-weight="normal" officeooo:rsid="0045d675" style:font-weight-asian="normal" style:font-weight-complex="normal"/>
    </style:style>
    <style:style style:name="T38" style:family="text">
      <style:text-properties fo:font-weight="normal" officeooo:rsid="00407229" style:font-weight-asian="normal" style:font-weight-complex="normal"/>
    </style:style>
    <style:style style:name="T39" style:family="text">
      <style:text-properties fo:font-weight="normal" officeooo:rsid="004ce7ae" style:font-weight-asian="normal" style:font-weight-complex="normal"/>
    </style:style>
    <style:style style:name="T40" style:family="text">
      <style:text-properties fo:font-weight="normal" officeooo:rsid="004407e7" style:font-weight-asian="normal" style:font-weight-complex="normal"/>
    </style:style>
    <style:style style:name="T41" style:family="text">
      <style:text-properties fo:font-weight="normal" officeooo:rsid="00592d27" style:font-weight-asian="normal" style:font-weight-complex="normal"/>
    </style:style>
    <style:style style:name="T42" style:family="text">
      <style:text-properties fo:font-weight="normal" officeooo:rsid="005ca7d4" style:font-weight-asian="normal" style:font-weight-complex="normal"/>
    </style:style>
    <style:style style:name="T43" style:family="text">
      <style:text-properties fo:font-weight="normal" officeooo:rsid="005f3d70" style:font-weight-asian="normal" style:font-weight-complex="normal"/>
    </style:style>
    <style:style style:name="T44" style:family="text">
      <style:text-properties fo:font-weight="normal" officeooo:rsid="005af74a" style:font-weight-asian="normal" style:font-weight-complex="normal"/>
    </style:style>
    <style:style style:name="T45" style:family="text">
      <style:text-properties fo:font-weight="normal" officeooo:rsid="005be966" style:font-weight-asian="normal" style:font-weight-complex="normal"/>
    </style:style>
    <style:style style:name="T46" style:family="text">
      <style:text-properties fo:font-weight="normal" officeooo:rsid="005b02c5" style:font-weight-asian="normal" style:font-weight-complex="normal"/>
    </style:style>
    <style:style style:name="T47" style:family="text">
      <style:text-properties fo:font-weight="normal" officeooo:rsid="00618108" style:font-weight-asian="normal" style:font-weight-complex="normal"/>
    </style:style>
    <style:style style:name="T48" style:family="text">
      <style:text-properties fo:font-weight="normal" officeooo:rsid="0062e3e9" style:font-weight-asian="normal" style:font-weight-complex="normal"/>
    </style:style>
    <style:style style:name="T49" style:family="text">
      <style:text-properties fo:font-weight="normal" officeooo:rsid="005d5734" style:font-weight-asian="normal" style:font-weight-complex="normal"/>
    </style:style>
    <style:style style:name="T50" style:family="text">
      <style:text-properties fo:font-weight="normal" officeooo:rsid="0063863c" style:font-weight-asian="normal" style:font-weight-complex="normal"/>
    </style:style>
    <style:style style:name="T51" style:family="text">
      <style:text-properties fo:font-weight="normal" officeooo:rsid="00653b3f" style:font-weight-asian="normal" style:font-weight-complex="normal"/>
    </style:style>
    <style:style style:name="T52" style:family="text">
      <style:text-properties fo:font-weight="normal" officeooo:rsid="00688719" style:font-weight-asian="normal" style:font-weight-complex="normal"/>
    </style:style>
    <style:style style:name="T53" style:family="text">
      <style:text-properties fo:font-weight="normal" officeooo:rsid="00325612" style:font-weight-asian="normal" style:font-weight-complex="normal"/>
    </style:style>
    <style:style style:name="T54" style:family="text">
      <style:text-properties fo:font-weight="normal" officeooo:rsid="00336986" style:font-weight-asian="normal" style:font-weight-complex="normal"/>
    </style:style>
    <style:style style:name="T55" style:family="text">
      <style:text-properties fo:font-weight="normal" officeooo:rsid="0034ace6" style:font-weight-asian="normal" style:font-weight-complex="normal"/>
    </style:style>
    <style:style style:name="T56" style:family="text">
      <style:text-properties fo:font-weight="normal" officeooo:rsid="0034c47f" style:font-weight-asian="normal" style:font-weight-complex="normal"/>
    </style:style>
    <style:style style:name="T57" style:family="text">
      <style:text-properties fo:font-weight="normal" officeooo:rsid="0022cd18" style:font-weight-asian="normal" style:font-weight-complex="normal"/>
    </style:style>
    <style:style style:name="T58" style:family="text">
      <style:text-properties fo:font-weight="normal" officeooo:rsid="00328d94" style:font-weight-asian="normal" style:font-weight-complex="normal"/>
    </style:style>
    <style:style style:name="T59" style:family="text">
      <style:text-properties fo:font-weight="normal" officeooo:rsid="00116b9f" style:font-weight-asian="normal" style:font-weight-complex="normal"/>
    </style:style>
    <style:style style:name="T60" style:family="text">
      <style:text-properties fo:font-weight="normal" officeooo:rsid="0014ebef" style:font-weight-asian="normal" style:font-weight-complex="normal"/>
    </style:style>
    <style:style style:name="T61" style:family="text">
      <style:text-properties fo:font-weight="normal" officeooo:rsid="0015d796" style:font-weight-asian="normal" style:font-weight-complex="normal"/>
    </style:style>
    <style:style style:name="T62" style:family="text">
      <style:text-properties fo:font-weight="normal" officeooo:rsid="00179fb4" style:font-weight-asian="normal" style:font-weight-complex="normal"/>
    </style:style>
    <style:style style:name="T63" style:family="text">
      <style:text-properties fo:font-weight="normal" officeooo:rsid="002e64a9" style:font-weight-asian="normal" style:font-weight-complex="normal"/>
    </style:style>
    <style:style style:name="T64" style:family="text">
      <style:text-properties fo:font-weight="normal" officeooo:rsid="00303467" style:font-weight-asian="normal" style:font-weight-complex="normal"/>
    </style:style>
    <style:style style:name="T65" style:family="text">
      <style:text-properties fo:font-weight="normal" officeooo:rsid="00315ff9" style:font-weight-asian="normal" style:font-weight-complex="normal"/>
    </style:style>
    <style:style style:name="T66" style:family="text">
      <style:text-properties fo:font-weight="normal" officeooo:rsid="004d6986" style:font-weight-asian="normal" style:font-weight-complex="normal"/>
    </style:style>
    <style:style style:name="T67" style:family="text">
      <style:text-properties fo:font-weight="normal" officeooo:rsid="004ec71d" style:font-weight-asian="normal" style:font-weight-complex="normal"/>
    </style:style>
    <style:style style:name="T68" style:family="text">
      <style:text-properties fo:font-weight="normal" officeooo:rsid="00603239" style:font-weight-asian="normal" style:font-weight-complex="normal"/>
    </style:style>
    <style:style style:name="T69" style:family="text">
      <style:text-properties fo:font-weight="normal" officeooo:rsid="006180d3" style:font-weight-asian="normal" style:font-weight-complex="normal"/>
    </style:style>
    <style:style style:name="T70" style:family="text">
      <style:text-properties fo:font-weight="normal" officeooo:rsid="00645aed" style:font-weight-asian="normal" style:font-weight-complex="normal"/>
    </style:style>
    <style:style style:name="T71" style:family="text">
      <style:text-properties fo:font-weight="normal" officeooo:rsid="0065adfd" style:font-weight-asian="normal" style:font-weight-complex="normal"/>
    </style:style>
    <style:style style:name="T72" style:family="text">
      <style:text-properties fo:font-weight="normal" officeooo:rsid="006952aa" style:font-weight-asian="normal" style:font-weight-complex="normal"/>
    </style:style>
    <style:style style:name="T73" style:family="text">
      <style:text-properties fo:font-weight="normal" officeooo:rsid="0089aff4" style:font-weight-asian="normal" style:font-weight-complex="normal"/>
    </style:style>
    <style:style style:name="T74" style:family="text">
      <style:text-properties fo:font-weight="normal" officeooo:rsid="008cd7ab" style:font-weight-asian="normal" style:font-weight-complex="normal"/>
    </style:style>
    <style:style style:name="T75" style:family="text">
      <style:text-properties fo:font-weight="normal" officeooo:rsid="00c70169" style:font-weight-asian="normal" style:font-weight-complex="normal"/>
    </style:style>
    <style:style style:name="T76" style:family="text">
      <style:text-properties fo:font-weight="normal" officeooo:rsid="00c7fa60" style:font-weight-asian="normal" style:font-weight-complex="normal"/>
    </style:style>
    <style:style style:name="T77" style:family="text">
      <style:text-properties fo:font-weight="normal" officeooo:rsid="00c547fb" style:font-weight-asian="normal" style:font-weight-complex="normal"/>
    </style:style>
    <style:style style:name="T78" style:family="text">
      <style:text-properties fo:font-weight="normal" officeooo:rsid="00cb5da0" style:font-weight-asian="normal" style:font-weight-complex="normal"/>
    </style:style>
    <style:style style:name="T79" style:family="text">
      <style:text-properties fo:font-weight="normal" officeooo:rsid="00fb9caa" style:font-weight-asian="normal" style:font-weight-complex="normal"/>
    </style:style>
    <style:style style:name="T80" style:family="text">
      <style:text-properties fo:font-weight="normal" officeooo:rsid="0132dddf" style:font-weight-asian="normal" style:font-weight-complex="normal"/>
    </style:style>
    <style:style style:name="T81" style:family="text">
      <style:text-properties fo:font-weight="normal" officeooo:rsid="013fa6b0" style:font-weight-asian="normal" style:font-weight-complex="normal"/>
    </style:style>
    <style:style style:name="T82" style:family="text">
      <style:text-properties fo:font-weight="normal" officeooo:rsid="0153b2cd" style:font-weight-asian="normal" style:font-weight-complex="normal"/>
    </style:style>
    <style:style style:name="T83" style:family="text">
      <style:text-properties fo:font-weight="normal" officeooo:rsid="0154fb1f" style:font-weight-asian="normal" style:font-weight-complex="normal"/>
    </style:style>
    <style:style style:name="T84" style:family="text">
      <style:text-properties fo:font-weight="normal" officeooo:rsid="01555a7c" style:font-weight-asian="normal" style:font-weight-complex="normal"/>
    </style:style>
    <style:style style:name="T85" style:family="text">
      <style:text-properties fo:font-weight="normal" officeooo:rsid="015fc182" style:font-weight-asian="normal" style:font-weight-complex="normal"/>
    </style:style>
    <style:style style:name="T86" style:family="text">
      <style:text-properties officeooo:rsid="0039bd4b"/>
    </style:style>
    <style:style style:name="T87" style:family="text">
      <style:text-properties officeooo:rsid="00446d17"/>
    </style:style>
    <style:style style:name="T88" style:family="text">
      <style:text-properties officeooo:rsid="00580f5c"/>
    </style:style>
    <style:style style:name="T89" style:family="text">
      <style:text-properties officeooo:rsid="005d5734"/>
    </style:style>
    <style:style style:name="T90" style:family="text">
      <style:text-properties officeooo:rsid="00688719"/>
    </style:style>
    <style:style style:name="T91" style:family="text">
      <style:text-properties officeooo:rsid="00745f13"/>
    </style:style>
    <style:style style:name="T92" style:family="text">
      <style:text-properties officeooo:rsid="001cb8fa"/>
    </style:style>
    <style:style style:name="T93" style:family="text">
      <style:text-properties officeooo:rsid="006be780"/>
    </style:style>
    <style:style style:name="T94" style:family="text">
      <style:text-properties officeooo:rsid="006f52c1"/>
    </style:style>
    <style:style style:name="T95" style:family="text">
      <style:text-properties officeooo:rsid="001fbe77"/>
    </style:style>
    <style:style style:name="T96" style:family="text">
      <style:text-properties officeooo:rsid="0022cd18"/>
    </style:style>
    <style:style style:name="T97" style:family="text">
      <style:text-properties officeooo:rsid="00328d94"/>
    </style:style>
    <style:style style:name="T98" style:family="text">
      <style:text-properties officeooo:rsid="003d6029"/>
    </style:style>
    <style:style style:name="T99" style:family="text">
      <style:text-properties officeooo:rsid="00414616"/>
    </style:style>
    <style:style style:name="T100" style:family="text">
      <style:text-properties officeooo:rsid="00436458"/>
    </style:style>
    <style:style style:name="T101" style:family="text">
      <style:text-properties officeooo:rsid="005bc7a2"/>
    </style:style>
    <style:style style:name="T102" style:family="text">
      <style:text-properties officeooo:rsid="005c574b"/>
    </style:style>
    <style:style style:name="T103" style:family="text">
      <style:text-properties officeooo:rsid="0062091e"/>
    </style:style>
    <style:style style:name="T104" style:family="text">
      <style:text-properties officeooo:rsid="00950b12"/>
    </style:style>
    <style:style style:name="T105" style:family="text">
      <style:text-properties officeooo:rsid="00959fa9"/>
    </style:style>
    <style:style style:name="T106" style:family="text">
      <style:text-properties officeooo:rsid="00979c4d"/>
    </style:style>
    <style:style style:name="T107" style:family="text">
      <style:text-properties officeooo:rsid="00a0a710"/>
    </style:style>
    <style:style style:name="T108" style:family="text">
      <style:text-properties officeooo:rsid="005f2bc4"/>
    </style:style>
    <style:style style:name="T109" style:family="text">
      <style:text-properties officeooo:rsid="00640513"/>
    </style:style>
    <style:style style:name="T110" style:family="text">
      <style:text-properties officeooo:rsid="0068e67c"/>
    </style:style>
    <style:style style:name="T111" style:family="text">
      <style:text-properties officeooo:rsid="008b9548"/>
    </style:style>
    <style:style style:name="T112" style:family="text">
      <style:text-properties officeooo:rsid="0069d562"/>
    </style:style>
    <style:style style:name="T113" style:family="text">
      <style:text-properties officeooo:rsid="00664270"/>
    </style:style>
    <style:style style:name="T114" style:family="text">
      <style:text-properties officeooo:rsid="00727d0c"/>
    </style:style>
    <style:style style:name="T115" style:family="text">
      <style:text-properties officeooo:rsid="0073bf4f"/>
    </style:style>
    <style:style style:name="T116" style:family="text">
      <style:text-properties officeooo:rsid="007a4901"/>
    </style:style>
    <style:style style:name="T117" style:family="text">
      <style:text-properties officeooo:rsid="007c74a8"/>
    </style:style>
    <style:style style:name="T118" style:family="text">
      <style:text-properties officeooo:rsid="00845c4c"/>
    </style:style>
    <style:style style:name="T119" style:family="text">
      <style:text-properties officeooo:rsid="007f9d72"/>
    </style:style>
    <style:style style:name="T120" style:family="text">
      <style:text-properties officeooo:rsid="0080ed31"/>
    </style:style>
    <style:style style:name="T121" style:family="text">
      <style:text-properties officeooo:rsid="00a66a83"/>
    </style:style>
    <style:style style:name="T122" style:family="text">
      <style:text-properties officeooo:rsid="00a6ddb6"/>
    </style:style>
    <style:style style:name="T123" style:family="text">
      <style:text-properties officeooo:rsid="00b5205a"/>
    </style:style>
    <style:style style:name="T124" style:family="text">
      <style:text-properties officeooo:rsid="00b674d2"/>
    </style:style>
    <style:style style:name="T125" style:family="text">
      <style:text-properties officeooo:rsid="00ac2af8"/>
    </style:style>
    <style:style style:name="T126" style:family="text">
      <style:text-properties officeooo:rsid="004407e7"/>
    </style:style>
    <style:style style:name="T127" style:family="text">
      <style:text-properties officeooo:rsid="0004d2a1"/>
    </style:style>
    <style:style style:name="T128" style:family="text">
      <style:text-properties officeooo:rsid="00069aeb"/>
    </style:style>
    <style:style style:name="T129" style:family="text">
      <style:text-properties officeooo:rsid="00082ddb"/>
    </style:style>
    <style:style style:name="T130" style:family="text">
      <style:text-properties officeooo:rsid="000977c0"/>
    </style:style>
    <style:style style:name="T131" style:family="text">
      <style:text-properties officeooo:rsid="000b0ebc"/>
    </style:style>
    <style:style style:name="T132" style:family="text">
      <style:text-properties officeooo:rsid="00196a1e"/>
    </style:style>
    <style:style style:name="T133" style:family="text">
      <style:text-properties officeooo:rsid="001d687e"/>
    </style:style>
    <style:style style:name="T134" style:family="text">
      <style:text-properties officeooo:rsid="001ef519"/>
    </style:style>
    <style:style style:name="T135" style:family="text">
      <style:text-properties officeooo:rsid="0020254d"/>
    </style:style>
    <style:style style:name="T136" style:family="text">
      <style:text-properties officeooo:rsid="00219f3c"/>
    </style:style>
    <style:style style:name="T137" style:family="text">
      <style:text-properties officeooo:rsid="00223b3b"/>
    </style:style>
    <style:style style:name="T138" style:family="text">
      <style:text-properties officeooo:rsid="0027abcb"/>
    </style:style>
    <style:style style:name="T139" style:family="text">
      <style:text-properties officeooo:rsid="002bbf43"/>
    </style:style>
    <style:style style:name="T140" style:family="text">
      <style:text-properties officeooo:rsid="002c0d84"/>
    </style:style>
    <style:style style:name="T141" style:family="text">
      <style:text-properties officeooo:rsid="002c74de"/>
    </style:style>
    <style:style style:name="T142" style:family="text">
      <style:text-properties officeooo:rsid="002d6a19"/>
    </style:style>
    <style:style style:name="T143" style:family="text">
      <style:text-properties officeooo:rsid="0037eef9"/>
    </style:style>
    <style:style style:name="T144" style:family="text">
      <style:text-properties officeooo:rsid="0038e6f9"/>
    </style:style>
    <style:style style:name="T145" style:family="text">
      <style:text-properties officeooo:rsid="003a50d7"/>
    </style:style>
    <style:style style:name="T146" style:family="text">
      <style:text-properties officeooo:rsid="004157c5"/>
    </style:style>
    <style:style style:name="T147" style:family="text">
      <style:text-properties officeooo:rsid="004316ae"/>
    </style:style>
    <style:style style:name="T148" style:family="text">
      <style:text-properties officeooo:rsid="00439a9a"/>
    </style:style>
    <style:style style:name="T149" style:family="text">
      <style:text-properties officeooo:rsid="004a3903"/>
    </style:style>
    <style:style style:name="T150" style:family="text">
      <style:text-properties officeooo:rsid="004b856f"/>
    </style:style>
    <style:style style:name="T151" style:family="text">
      <style:text-properties officeooo:rsid="004d6986"/>
    </style:style>
    <style:style style:name="T152" style:family="text">
      <style:text-properties officeooo:rsid="0050ab01"/>
    </style:style>
    <style:style style:name="T153" style:family="text">
      <style:text-properties officeooo:rsid="00576030"/>
    </style:style>
    <style:style style:name="T154" style:family="text">
      <style:text-properties officeooo:rsid="005cbe3e"/>
    </style:style>
    <style:style style:name="T155" style:family="text">
      <style:text-properties officeooo:rsid="005e11b3"/>
    </style:style>
    <style:style style:name="T156" style:family="text">
      <style:text-properties officeooo:rsid="005e9ac8"/>
    </style:style>
    <style:style style:name="T157" style:family="text">
      <style:text-properties officeooo:rsid="00603239"/>
    </style:style>
    <style:style style:name="T158" style:family="text">
      <style:text-properties officeooo:rsid="00645aed"/>
    </style:style>
    <style:style style:name="T159" style:family="text">
      <style:text-properties officeooo:rsid="0077d01a"/>
    </style:style>
    <style:style style:name="T160" style:family="text">
      <style:text-properties officeooo:rsid="007afb16"/>
    </style:style>
    <style:style style:name="T161" style:family="text">
      <style:text-properties officeooo:rsid="008b47b0"/>
    </style:style>
    <style:style style:name="T162" style:family="text">
      <style:text-properties officeooo:rsid="0094355b"/>
    </style:style>
    <style:style style:name="T163" style:family="text">
      <style:text-properties officeooo:rsid="00ad1e39"/>
    </style:style>
    <style:style style:name="T164" style:family="text">
      <style:text-properties officeooo:rsid="00ad4dda"/>
    </style:style>
    <style:style style:name="T165" style:family="text">
      <style:text-properties officeooo:rsid="00b08c77"/>
    </style:style>
    <style:style style:name="T166" style:family="text">
      <style:text-properties officeooo:rsid="00b45bc2"/>
    </style:style>
    <style:style style:name="T167" style:family="text">
      <style:text-properties officeooo:rsid="00b7b3a6"/>
    </style:style>
    <style:style style:name="T168" style:family="text">
      <style:text-properties officeooo:rsid="00bcc32e"/>
    </style:style>
    <style:style style:name="T169" style:family="text">
      <style:text-properties officeooo:rsid="00be1541"/>
    </style:style>
    <style:style style:name="T170" style:family="text">
      <style:text-properties officeooo:rsid="00bef184"/>
    </style:style>
    <style:style style:name="T171" style:family="text">
      <style:text-properties officeooo:rsid="00c080a5"/>
    </style:style>
    <style:style style:name="T172" style:family="text">
      <style:text-properties officeooo:rsid="00c140df"/>
    </style:style>
    <style:style style:name="T173" style:family="text">
      <style:text-properties officeooo:rsid="00c547fb"/>
    </style:style>
    <style:style style:name="T174" style:family="text">
      <style:text-properties officeooo:rsid="00cda411"/>
    </style:style>
    <style:style style:name="T175" style:family="text">
      <style:text-properties officeooo:rsid="00d16645"/>
    </style:style>
    <style:style style:name="T176" style:family="text">
      <style:text-properties officeooo:rsid="00d4defe"/>
    </style:style>
    <style:style style:name="T177" style:family="text">
      <style:text-properties officeooo:rsid="00dc8ad9"/>
    </style:style>
    <style:style style:name="T178" style:family="text">
      <style:text-properties officeooo:rsid="00df8b6d"/>
    </style:style>
    <style:style style:name="T179" style:family="text">
      <style:text-properties officeooo:rsid="00e91dea"/>
    </style:style>
    <style:style style:name="T180" style:family="text">
      <style:text-properties officeooo:rsid="00ecb9c4"/>
    </style:style>
    <style:style style:name="T181" style:family="text">
      <style:text-properties officeooo:rsid="00f32033"/>
    </style:style>
    <style:style style:name="T182" style:family="text">
      <style:text-properties officeooo:rsid="00f59e93"/>
    </style:style>
    <style:style style:name="T183" style:family="text">
      <style:text-properties officeooo:rsid="00fa0749"/>
    </style:style>
    <style:style style:name="T184" style:family="text">
      <style:text-properties officeooo:rsid="00fb9caa"/>
    </style:style>
    <style:style style:name="T185" style:family="text">
      <style:text-properties officeooo:rsid="010bf33d"/>
    </style:style>
    <style:style style:name="T186" style:family="text">
      <style:text-properties officeooo:rsid="010e2aac"/>
    </style:style>
    <style:style style:name="T187" style:family="text">
      <style:text-properties officeooo:rsid="01111201"/>
    </style:style>
    <style:style style:name="T188" style:family="text">
      <style:text-properties officeooo:rsid="011299f2"/>
    </style:style>
    <style:style style:name="T189" style:family="text">
      <style:text-properties officeooo:rsid="01136d38"/>
    </style:style>
    <style:style style:name="T190" style:family="text">
      <style:text-properties officeooo:rsid="0114e102"/>
    </style:style>
    <style:style style:name="T191" style:family="text">
      <style:text-properties officeooo:rsid="0116c510"/>
    </style:style>
    <style:style style:name="T192" style:family="text">
      <style:text-properties officeooo:rsid="0119770e"/>
    </style:style>
    <style:style style:name="T193" style:family="text">
      <style:text-properties officeooo:rsid="011b4a52"/>
    </style:style>
    <style:style style:name="T194" style:family="text">
      <style:text-properties officeooo:rsid="011cdfe3"/>
    </style:style>
    <style:style style:name="T195" style:family="text">
      <style:text-properties officeooo:rsid="012154f9"/>
    </style:style>
    <style:style style:name="T196" style:family="text">
      <style:text-properties officeooo:rsid="012226d8"/>
    </style:style>
    <style:style style:name="T197" style:family="text">
      <style:text-properties officeooo:rsid="0126bc47"/>
    </style:style>
    <style:style style:name="T198" style:family="text">
      <style:text-properties fo:language="pt" fo:country="BR"/>
    </style:style>
    <style:style style:name="T199" style:family="text">
      <style:text-properties fo:language="pt" fo:country="BR" fo:font-weight="bold" officeooo:rsid="007d339f" style:font-weight-asian="bold" style:font-weight-complex="bold"/>
    </style:style>
    <style:style style:name="T200" style:family="text">
      <style:text-properties fo:language="pt" fo:country="BR" fo:font-weight="bold" officeooo:rsid="0099e0e8" style:font-weight-asian="bold" style:font-weight-complex="bold"/>
    </style:style>
    <style:style style:name="T201" style:family="text">
      <style:text-properties fo:language="pt" fo:country="BR" fo:font-weight="bold" officeooo:rsid="009f8d42" style:font-weight-asian="bold" style:font-weight-complex="bold"/>
    </style:style>
    <style:style style:name="T202" style:family="text">
      <style:text-properties fo:language="pt" fo:country="BR" fo:font-weight="normal" style:font-weight-asian="normal" style:font-weight-complex="normal"/>
    </style:style>
    <style:style style:name="T203" style:family="text">
      <style:text-properties fo:language="pt" fo:country="BR" fo:font-weight="normal" officeooo:rsid="00849222" style:font-weight-asian="normal" style:font-weight-complex="normal"/>
    </style:style>
    <style:style style:name="T204" style:family="text">
      <style:text-properties fo:language="pt" fo:country="BR" fo:font-weight="normal" officeooo:rsid="01039616" style:font-weight-asian="normal" style:font-weight-complex="normal"/>
    </style:style>
    <style:style style:name="T205" style:family="text">
      <style:text-properties fo:language="pt" fo:country="BR" fo:font-weight="normal" officeooo:rsid="010902c7" style:font-weight-asian="normal" style:font-weight-complex="normal"/>
    </style:style>
    <style:style style:name="T206" style:family="text">
      <style:text-properties fo:language="pt" fo:country="BR" fo:font-weight="normal" officeooo:rsid="00865335" style:font-weight-asian="normal" style:font-weight-complex="normal"/>
    </style:style>
    <style:style style:name="T207" style:family="text">
      <style:text-properties fo:language="pt" fo:country="BR" fo:font-weight="normal" officeooo:rsid="00a6f100" style:font-weight-asian="normal" style:font-weight-complex="normal"/>
    </style:style>
    <style:style style:name="T208" style:family="text">
      <style:text-properties fo:language="pt" fo:country="BR" fo:font-weight="normal" officeooo:rsid="0095a499" style:font-weight-asian="normal" style:font-weight-complex="normal"/>
    </style:style>
    <style:style style:name="T209" style:family="text">
      <style:text-properties fo:language="pt" fo:country="BR" fo:font-weight="normal" officeooo:rsid="00a79144" style:font-weight-asian="normal" style:font-weight-complex="normal"/>
    </style:style>
    <style:style style:name="T210" style:family="text">
      <style:text-properties fo:language="pt" fo:country="BR" fo:font-weight="normal" officeooo:rsid="00a98e85" style:font-weight-asian="normal" style:font-weight-complex="normal"/>
    </style:style>
    <style:style style:name="T211" style:family="text">
      <style:text-properties fo:language="pt" fo:country="BR" fo:font-weight="normal" officeooo:rsid="00a9db09" style:font-weight-asian="normal" style:font-weight-complex="normal"/>
    </style:style>
    <style:style style:name="T212" style:family="text">
      <style:text-properties fo:language="pt" fo:country="BR" officeooo:rsid="00849222"/>
    </style:style>
    <style:style style:name="T213" style:family="text">
      <style:text-properties fo:language="pt" fo:country="BR" officeooo:rsid="0095a499"/>
    </style:style>
    <style:style style:name="T214" style:family="text">
      <style:text-properties fo:language="pt" fo:country="BR" officeooo:rsid="00981113"/>
    </style:style>
    <style:style style:name="T215" style:family="text">
      <style:text-properties fo:language="pt" fo:country="BR" officeooo:rsid="0099b1ce"/>
    </style:style>
    <style:style style:name="T216" style:family="text">
      <style:text-properties fo:language="pt" fo:country="BR" officeooo:rsid="0099e0e8"/>
    </style:style>
    <style:style style:name="T217" style:family="text">
      <style:text-properties fo:language="pt" fo:country="BR" officeooo:rsid="009c0a8c"/>
    </style:style>
    <style:style style:name="T218" style:family="text">
      <style:text-properties fo:language="pt" fo:country="BR" officeooo:rsid="009c9c87"/>
    </style:style>
    <style:style style:name="T219" style:family="text">
      <style:text-properties fo:language="pt" fo:country="BR" officeooo:rsid="009dfdba"/>
    </style:style>
    <style:style style:name="T220" style:family="text">
      <style:text-properties fo:language="pt" fo:country="BR" officeooo:rsid="00a4023a"/>
    </style:style>
    <style:style style:name="T221" style:family="text">
      <style:text-properties fo:language="pt" fo:country="BR" officeooo:rsid="009f8d42"/>
    </style:style>
    <style:style style:name="T222" style:family="text">
      <style:text-properties fo:language="pt" fo:country="BR" officeooo:rsid="00a0eb21"/>
    </style:style>
    <style:style style:name="T223" style:family="text">
      <style:text-properties fo:language="pt" fo:country="BR" officeooo:rsid="00a2e239"/>
    </style:style>
    <style:style style:name="T224" style:family="text">
      <style:text-properties fo:language="pt" fo:country="BR" officeooo:rsid="00a69095"/>
    </style:style>
    <style:style style:name="T225" style:family="text">
      <style:text-properties fo:language="pt" fo:country="BR" officeooo:rsid="00a5ddd8"/>
    </style:style>
    <style:style style:name="T226" style:family="text">
      <style:text-properties fo:language="pt" fo:country="BR" officeooo:rsid="01424af4"/>
    </style:style>
    <style:style style:name="T227" style:family="text">
      <style:text-properties fo:language="pt" fo:country="BR" officeooo:rsid="01439767"/>
    </style:style>
    <style:style style:name="T228" style:family="text">
      <style:text-properties fo:language="pt" fo:country="BR" officeooo:rsid="0146e842"/>
    </style:style>
    <style:style style:name="T229" style:family="text">
      <style:text-properties officeooo:rsid="012a1482"/>
    </style:style>
    <style:style style:name="T230" style:family="text">
      <style:text-properties officeooo:rsid="0132575c"/>
    </style:style>
    <style:style style:name="T231" style:family="text">
      <style:text-properties officeooo:rsid="0132dddf"/>
    </style:style>
    <style:style style:name="T232" style:family="text">
      <style:text-properties officeooo:rsid="0139fe88"/>
    </style:style>
    <style:style style:name="T233" style:family="text">
      <style:text-properties officeooo:rsid="01458dd1"/>
    </style:style>
    <style:style style:name="T234" style:family="text">
      <style:text-properties officeooo:rsid="0146f099"/>
    </style:style>
    <style:style style:name="T235" style:family="text">
      <style:text-properties officeooo:rsid="014a2c24"/>
    </style:style>
    <style:style style:name="T236" style:family="text">
      <style:text-properties officeooo:rsid="014a6e42"/>
    </style:style>
    <style:style style:name="T237" style:family="text">
      <style:text-properties officeooo:rsid="014db049"/>
    </style:style>
    <style:style style:name="T238" style:family="text">
      <style:text-properties officeooo:rsid="014e4433"/>
    </style:style>
    <style:style style:name="T239" style:family="text">
      <style:text-properties officeooo:rsid="01555a7c"/>
    </style:style>
    <style:style style:name="T240" style:family="text">
      <style:text-properties officeooo:rsid="0156b7b6"/>
    </style:style>
    <style:style style:name="T241" style:family="text">
      <style:text-properties officeooo:rsid="015890dd"/>
    </style:style>
    <style:style style:name="T242" style:family="text">
      <style:text-properties officeooo:rsid="0159c3cc"/>
    </style:style>
    <style:style style:name="T243" style:family="text">
      <style:text-properties officeooo:rsid="015a79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Pn_make</text:p>
      <text:p text:style-name="P8"><text:tab/>Sistema <text:span text:style-name="T239">Pn_make</text:span> deve fornecer a <text:span text:style-name="T139">possibilidade</text:span> de seus usuários criarem eventos em um ambiente que facilite a busca de itens essências para a produção do mesmo, além de fornecer uma <text:span text:style-name="T139">simplificação</text:span> de rede social para que o mesmo possa <text:span text:style-name="T139">interagir</text:span> com parceiros, <text:span text:style-name="T139">possível</text:span> empregados e convidados, é disponibilizando também uma simplificação de loja virtual e sistema de frete <text:span text:style-name="T229">e alugueis</text:span> com o intuito de manter toda produção interna ao sistema fazendo comparações com outros eventos <text:span text:style-name="T139">a fim de</text:span> garanti lucro máximo a todos.</text:p>
      <text:p text:style-name="P7"/>
      <text:p text:style-name="P92">Evento</text:p>
      <text:p text:style-name="P6"><text:tab/>No sistema de criação de eventos deve haver a persist<text:span text:style-name="T1">ê</text:span>ncia dos dados do evento antes, durante e depois do <text:span text:style-name="T140">evento</text:span> produzido, uma vez que tu<text:span text:style-name="T2">d</text:span>o será usado para comparações futuras não só para conhecimento do participante que <text:span text:style-name="T141">produziu</text:span> os dados mas para to<text:span text:style-name="T4">d</text:span>a a comunidade de <text:span text:style-name="T3">promotores</text:span> de eventos. </text:p>
      <text:p text:style-name="P91"><text:span text:style-name="T141">Criação</text:span> de evento</text:p>
      <text:p text:style-name="P4"><text:tab/>Ao <text:span text:style-name="T141">iniciar</text:span> a criação de eventos o <text:span text:style-name="T141">usuário</text:span> deve inserir dados básicos como local do evento,<text:span text:style-name="T77"> </text:span><text:span text:style-name="T78">através do </text:span><text:span text:style-name="T77">acesso </text:span><text:span text:style-name="T84">ao mini mapa que apresente imoveis da vitrine,</text:span><text:span text:style-name="T77"> onde o participante poderá encontrar lugares onde pode produzir seu evento</text:span>, <text:span text:style-name="T243">descrição, </text:span>número de convidados, quanto se pretende gastar e quanto se pretende lucrar<text:span text:style-name="T237">, </text:span>se for o caso, <text:span text:style-name="T237">além de uma data, </text:span>a partir disso o sistema deve distribuir os investimentos com base em dados de eventos registrados pela comunidade, para construir um modelo básico, detalhando o uso do investimento e apresentando a <text:span text:style-name="T141">fórmula</text:span> para atingir a meta de lucro almejada pelo produtor de evento, <text:span text:style-name="T240">podendo </text:span>alterar a configuração do evento, <text:span text:style-name="T241">criando também</text:span> <text:span text:style-name="T141">ingresso</text:span>, <text:span text:style-name="T141">cardápio</text:span>, propaganda a ser exibida nas redes sociais <text:span text:style-name="T242">com base na descrição</text:span> cadastradas ou no sistema interno da <text:span text:style-name="T239">Pn_make</text:span>, tema e promoções para o evento, essas alterações deverão ser sempre atualizadas <text:span text:style-name="T141">a fim de</text:span> evitar inconsistência <text:span text:style-name="T141">das informações</text:span> causando-lhe assim imprevistos ou a <text:span text:style-name="T141">impossibilidade</text:span> de atingir a meta. No sistema de criação de eventos o usuário poderá verificar os eventos próximos para <text:span text:style-name="T141">auxiliá-lo</text:span> na decisão de impulsionar seu evento, poderá criar uma lista de convidados tendo os participantes impulsionados e os mais bem avaliados para desempenhar funções durante o evento, <text:span text:style-name="T5">sendo eles barmans, garçons, seguranças, agente de limpeza, iluminadores, bombeiro, equipe de som, atrações, promotores, e participantes estáticos</text:span>, ou se preferis acessar a lista de amigos para contratação, lembrando que o tamanho do evento deverá sugerir o número mínimo de pessoas para <text:span text:style-name="T230">execução</text:span> do mesmo. Deve fornecer um canal direto com fornecedores de insumos através de um cheklist, este que será responsável por garantir a<text:span text:style-name="T5">u</text:span>tomação <text:span text:style-name="T142">das necessidades</text:span> de itens, sugerindo <text:span text:style-name="T6">e controlando horários de </text:span>serviços de frete, <text:span text:style-name="T6">limpeza, e prazos sempre selecionando</text:span> <text:span text:style-name="T141">a partir</text:span> de impulsionamento e boa avaliação. Todo evento poderá ser criado em conjunto com outros <text:span text:style-name="T141">promotores</text:span> fornecendo assim mais agilidade e diferentes pontos de vista <text:span text:style-name="T141">e, por fim, será</text:span> registrado na agenda de todos os envolvidos além de considerado o tempo entre a <text:span text:style-name="T142">execução</text:span> e início da exposição das propagandas através de dados da comunidade, uma vez <text:span text:style-name="T142">concluído</text:span> o evento será salvo em uma lista onde aguardara a aprovação do promotor, podendo ser simulado, para <text:span text:style-name="T142">execução</text:span>, abandono ou comercialização em loja alertando inconsistência das datas que poderão ser alteradas e atualizadas para os envolvidos se houver necessidade.</text:p>
      <text:p text:style-name="P90">Ingresso</text:p>
      <text:p text:style-name="P5"><text:span text:style-name="T7"><text:tab/></text:span><text:span text:style-name="T10">A persistência dos dados relacionados a ingressos são de grande importância, uma vez que esses </text:span><text:span text:style-name="T63">ingressos</text:span><text:span text:style-name="T10"> poderão ser comercializados, dentro e fora do sistema e sua criação permiti</text:span><text:span text:style-name="T63">rá</text:span><text:span text:style-name="T10"> uma grande variedade e exclusividade da sua criaçã</text:span><text:span text:style-name="T11">o, </text:span><text:span text:style-name="T12">podendo ser acumulados em uma lista</text:span><text:span text:style-name="T11">, </text:span><text:span text:style-name="T13">é i</text:span><text:span text:style-name="T63">m</text:span><text:span text:style-name="T13">portante saber que, para fins de controle de evento</text:span><text:span text:style-name="T11">s</text:span><text:span text:style-name="T13">, o sistema cons</text:span><text:span text:style-name="T63">i</text:span><text:span text:style-name="T13">dera a criação de eventos com exclusividade em oen-bar, e o </text:span><text:span text:style-name="T63">ingresso</text:span><text:span text:style-name="T13"> possibilita isso uma vez que o mesmo </text:span><text:span text:style-name="T63">detêm</text:span><text:span text:style-name="T13"> </text:span><text:span text:style-name="T63">dispositivos</text:span><text:span text:style-name="T13"> de segurança que </text:span><text:span text:style-name="T63">impossibilita</text:span><text:span text:style-name="T13"> fraudes, </text:span><text:span text:style-name="T14">podendo </text:span><text:span text:style-name="T63">ressarcir</text:span><text:span text:style-name="T14"> em casos de cancelamentos de eventos</text:span><text:span text:style-name="T10">. </text:span><text:span text:style-name="T85">Tudo isso em seu modo digital.</text:span></text:p>
      <text:p text:style-name="P89"><text:span text:style-name="T86">C</text:span>riação de ingresso</text:p>
      <text:p text:style-name="P3"><text:span text:style-name="T10"><text:tab/></text:span><text:span text:style-name="T13">Ao </text:span><text:span text:style-name="T64">iniciar</text:span><text:span text:style-name="T13"> a criação de ingresso </text:span><text:span text:style-name="T15">temos a disponibilização de um sistema de edição de imagens </text:span><text:span text:style-name="T64">simplificado</text:span><text:span text:style-name="T15"> </text:span><text:span text:style-name="T16">contido no editor de </text:span><text:span text:style-name="T82">d</text:span><text:span text:style-name="T80">esigne</text:span><text:span text:style-name="T15">, </text:span><text:span text:style-name="T17">podendo cortar, rotacionar, escalonar, alterar cores e inserir fontes e fotos </text:span><text:span text:style-name="T18">em layer</text:span><text:span text:style-name="T15">, </text:span><text:span text:style-name="T19">durante a criação de ingresso o sistema disponibilizará um </text:span><text:span text:style-name="T80">design</text:span><text:span text:style-name="T19"> básico, contudo o usuário poderá </text:span><text:span text:style-name="T65">alterá-lo</text:span><text:span text:style-name="T15">, </text:span><text:span text:style-name="T20">neste ambiente </text:span><text:span text:style-name="T21">de edição </text:span><text:span text:style-name="T22">de </text:span><text:span text:style-name="T80">design</text:span><text:span text:style-name="T23"> será possível a disposição de caixas de</text:span><text:span text:style-name="T15"> texto, posicionamento de QR, </text:span><text:span text:style-name="T24">data do evento</text:span><text:span text:style-name="T15">, </text:span><text:span text:style-name="T25">ou </text:span><text:span text:style-name="T65">códigos</text:span><text:span text:style-name="T25"> de barras,</text:span><text:span text:style-name="T15"> </text:span><text:span text:style-name="T26">posicionamento d</text:span><text:span text:style-name="T23">e image</text:span><text:span text:style-name="T65">n</text:span><text:span text:style-name="T23">s, </text:span><text:span text:style-name="T26">apresentação de </text:span><text:span text:style-name="T23">link para contatos </text:span><text:span text:style-name="T25">de todos os participantes </text:span><text:span text:style-name="T23">envolvidos, </text:span><text:span text:style-name="T24">e recu</text:span><text:span text:style-name="T65">r</text:span><text:span text:style-name="T24">sivamente o link de compra do próprio ingresso</text:span><text:span text:style-name="T15">,</text:span><text:span text:style-name="T27"> além de</text:span><text:span text:style-name="T15"> visualização frente e verso </text:span><text:span text:style-name="T26">para impressão, </text:span><text:span text:style-name="T28">tamanho, corte etc.</text:span><text:span text:style-name="T29"> todas as instruções de como chegar ao evento, incluindo </text:span><text:span text:style-name="T28">apenas </text:span><text:span text:style-name="T29">no caso de impre</text:span><text:span text:style-name="T65">s</text:span><text:span text:style-name="T29">são, </text:span><text:span text:style-name="T28">para os cliente</text:span><text:span text:style-name="T65">s</text:span><text:span text:style-name="T28"> que tenham </text:span><text:span text:style-name="T65">adquirido</text:span><text:span text:style-name="T28"> o ingresso por intermédio do sistema</text:span><text:span text:style-name="T29">, </text:span><text:span text:style-name="T28">o mesmo poderá ser solicitado no momento da compr</text:span><text:span text:style-name="T30">a</text:span><text:span text:style-name="T28"> a criação de um</text:span><text:span text:style-name="T29"> alertado sobre o in</text:span><text:span text:style-name="T28">í</text:span><text:span text:style-name="T29">cio do evento al</text:span><text:span text:style-name="T31">é</text:span><text:span text:style-name="T29">m de ter o caminho marcado no </text:span><text:span text:style-name="T83">sação</text:span><text:span text:style-name="T29"> de festas (lobby)</text:span><text:span text:style-name="T26">; E</text:span><text:span text:style-name="T15">sses </text:span><text:span text:style-name="T65">ingressos</text:span><text:span text:style-name="T15"> criados podem ser oferecidos ao </text:span><text:span text:style-name="T32">p</text:span><text:span text:style-name="T33">ú</text:span><text:span text:style-name="T32">blico-alvo</text:span><text:span text:style-name="T15"> pela loja, por acesso </text:span><text:span text:style-name="T34">a conta</text:span><text:span text:style-name="T15"> d</text:span><text:span text:style-name="T34">os</text:span><text:span text:style-name="T15"> envolvido</text:span><text:span text:style-name="T65">s</text:span><text:span text:style-name="T15"> com o</text:span><text:span text:style-name="T65">s</text:span><text:span text:style-name="T15"> eventos, o</text:span><text:span text:style-name="T35">u</text:span><text:span text:style-name="T15"> por publicações, </text:span><text:span text:style-name="T36">promoções, propagandas, </text:span><text:span text:style-name="T65">e-mail</text:span><text:span text:style-name="T36">, </text:span><text:span text:style-name="T37">e redes sociais sendo </text:span><text:span text:style-name="T38">reservando, ao cliente, informações de c</text:span><text:span text:style-name="T65">on</text:span><text:span text:style-name="T38">trato sobre qualquer particularidade, </text:span><text:span text:style-name="T29">custos e enformações do evento,</text:span><text:span text:style-name="T38"> </text:span><text:span text:style-name="T35">como </text:span><text:span text:style-name="T39">por exemplo a </text:span><text:span text:style-name="T35">compra de ingressos para empresas</text:span><text:span text:style-name="T38">, </text:span><text:span text:style-name="T40">por fim todos os ingressos podem ser criados através de cooperativismo, </text:span><text:span text:style-name="T18">persistindo os dados para o participante principal </text:span><text:span text:style-name="T30">e sendo posta para a comercialização somente apó</text:span><text:span text:style-name="T61">s</text:span><text:span text:style-name="T30"> a aprovação do participante principal, esse que poderá também deletar, oferecer a terceiros ou apenas armazenar em sua lista e ingressos para posterioridade</text:span><text:span text:style-name="T18">. </text:span><text:span text:style-name="T61">E Concluindo com a possibilidade de comercializa</text:span><text:span text:style-name="T62">r</text:span><text:span text:style-name="T61"> os ingressos produzidos.</text:span></text:p>
      <text:p text:style-name="P88"><text:span text:style-name="T87">R</text:span>eceita</text:p>
      <text:p text:style-name="P157"><text:tab/>A persistência de dados relacionados com a criação de receitas são de grande importância uma vez que após a criação, poderá ser comercializada <text:span text:style-name="T88">por modalidades de royalties</text:span> ou tendo todo os seus direitos de uso transferidos para algum participante do sistema</text:p>
      <text:p text:style-name="P87">Criar receita</text:p>
      <text:p text:style-name="P86"><text:tab/><text:span text:style-name="T9">Para a criação de receitas o sistema </text:span><text:span text:style-name="T67">disponibilizará</text:span><text:span text:style-name="T9"> um editor de receitas onde será possível a criação de texto para edição de receitas </text:span><text:span text:style-name="T41">formatações e fontes, al</text:span><text:span text:style-name="T42">é</text:span><text:span text:style-name="T41">m da </text:span><text:span text:style-name="T70">possibilidade</text:span><text:span text:style-name="T41"> de inserir algumas fotos de acordo com o editor de </text:span><text:span text:style-name="T80">design</text:span><text:span text:style-name="T41">, que disponibilizará essas fe</text:span><text:span text:style-name="T72">r</text:span><text:span text:style-name="T41">ramentas já padronizadas,</text:span><text:span text:style-name="T43"> permitindo</text:span><text:span text:style-name="T41"> ao usuário a alteração </text:span><text:span text:style-name="T70">a posteriori</text:span><text:span text:style-name="T41"> </text:span><text:span text:style-name="T44">al</text:span><text:span text:style-name="T45">é</text:span><text:span text:style-name="T44">m de poder inserir link de redes sociais para exposição vídeo demonstração,</text:span><text:span text:style-name="T46"> tutorial de criação </text:span><text:span text:style-name="T47">ou imagens compartilhadas</text:span><text:span text:style-name="T46">. </text:span><text:span text:style-name="T48">A receita </text:span><text:span text:style-name="T49">fica responsável por atualizar o checklist dos usuários que </text:span><text:span text:style-name="T70">selecionarem-na</text:span><text:span text:style-name="T49"> para algum evento, que para maior número de visualizações, </text:span><text:span text:style-name="T50">o sistema de receitas</text:span><text:span text:style-name="T49">, conta com um sistema de impulsionamento para que o máximo de clientes visualizem a receita, inserindo promoções se </text:span><text:span text:style-name="T70">necessário</text:span><text:span text:style-name="T49"> </text:span><text:span text:style-name="T51">e </text:span><text:span text:style-name="T49">podendo ser criada cooperativamente ficando a car</text:span><text:span text:style-name="T51">g</text:span><text:span text:style-name="T49">o do participante principal a comercialização, abandono ou exclusão da receita, comercialização para </text:span><text:span text:style-name="T70">terceiros</text:span><text:span text:style-name="T49"> ou apenas </text:span><text:span text:style-name="T70">armazenamento.</text:span><text:span text:style-name="T49"> </text:span><text:span text:style-name="T71">Esse sistema</text:span><text:span text:style-name="T60"> oferece a possibilidade de vende as receitas criadas e armazenadas em lista.</text:span></text:p>
      <text:p text:style-name="P85"><text:span text:style-name="T89">P</text:span>ropagandas</text:p>
      <text:p text:style-name="P84"><text:tab/><text:span text:style-name="T9">Um sistema de criação de banner virtual, podendo ser impresso para maximização de </text:span><text:span text:style-name="T67">visualização</text:span><text:span text:style-name="T9"> do evento </text:span><text:span text:style-name="T52">funciona com um poderoso sistema de edição contando também com um modelo muito d</text:span><text:span text:style-name="T66">e</text:span><text:span text:style-name="T52">finido de </text:span><text:span text:style-name="T67">marketing</text:span><text:span text:style-name="T52"> virtual já a muito tempo </text:span><text:span text:style-name="T67">empregado</text:span><text:span text:style-name="T52"> por empresas de grande e médio porte.</text:span></text:p>
      <text:p text:style-name="P83"><text:span text:style-name="T90">C</text:span>riação de propaganda</text:p>
      <text:p text:style-name="P156"><text:tab/>Para a disposição do usuário o sistema de criação de propag<text:span text:style-name="T151">a</text:span>ndas é ofertado com o intuito de publicidade de eventos, contendo um poderoso sistema de criação de <text:span text:style-name="T231">design</text:span> para a edição de textos e imagens, anexos de redes sociais, além de conter info<text:span text:style-name="T151">r</text:span>mações sobre o evento como atrações, participante<text:span text:style-name="T91">s</text:span> dinâmicos, <text:span text:style-name="T92">datas, horários</text:span> <text:span text:style-name="T91">e</text:span> <text:span text:style-name="T151">endereço</text:span>, possibilita também o direcionamento para a compra dos ingressos para pessoas ou empresas podendo ser impulsionado para <text:span text:style-name="T151">aumentar</text:span> o <text:span text:style-name="T158">alcance</text:span> das publicações e com isso adquirir lucro máximo. Versáti<text:span text:style-name="T93">l</text:span> na criação de eventos o sistema permite o cooperativismo durante a cria<text:span text:style-name="T91">ç</text:span>ão da propaganda ficando a cargo do participante principal de armazenar, excluir, comercializar para terceiros ou aplicar para um dado evento, <text:span text:style-name="T94">sendo possível também visualizar e imprimir o banner sempre sendo apresentado uma configuração padrão para edição a posteriori</text:span>. <text:span text:style-name="T132">Além poder oferecer para a área de vendas.</text:span></text:p>
      <text:p text:style-name="P82">Layout</text:p>
      <text:p text:style-name="P155"><text:tab/><text:span text:style-name="T151">Responsável</text:span> por suprir as necessidades de edição de textos, padronização e edição de imagens, o <text:span text:style-name="T231">design</text:span> tem importante<text:span text:style-name="T151">s</text:span> funções sobre os <text:span text:style-name="T151">subsistemas</text:span> oferecidos para todos os participantes, cliente e demais. <text:span text:style-name="T95">Com sua simplicidade na criação e pela apresentação de modelos pré-programados acelerando a criação, e com isso ganhando tempo para coisas com uma maior importância.</text:span></text:p>
      <text:p text:style-name="P81">Criação de <text:span text:style-name="T231">Design</text:span></text:p>
      <text:p text:style-name="P154"><text:tab/><text:span text:style-name="T96">Permite a edição de imagens, dando-lhe ferramentas como cortar e colar, rotacionar, escalonar, carregar imagens, salvar imagem, selecionar, por área cor ou a mão livre, espelhamento e algumas deformações básicas além filtros e gradientes tudo isso em um sistema de camadas, a fim de separar edições para ter maior controle, e não esquecendo de editores de texto com correção automática, inserção de fontes, carregar textos e salvá-los, inclusão links tudo isso em meio a um sistema de edição de e padronização de design onde é possível posicionar os textos criados, e imagens editadas para construir um ingresso, receita, banner entre outras coisas pode ser criado cooperativamente, ficando a cargo, do participante principal, armazenar, excluir, comercializar para terceiros ou aplicar ou aprovar para comercialização, sendo possível também visualizar e imprimir. Esse sistema permite a comercialização dos designs criados.<text:tab/></text:span></text:p>
      <text:p text:style-name="P80">Cardápio</text:p>
      <text:p text:style-name="P153"><text:tab/>Sistema de disposição de receitas ofertadas durante um evento, podendo apresentar o preço de <text:span text:style-name="T157">seus itens</text:span> e <text:span text:style-name="T157">também</text:span> promoções, fazendo uso do editor de <text:span text:style-name="T231">design</text:span> para maior agilidade na construção apresenta de maneira <text:span text:style-name="T158">o</text:span>rganizada e atraente aos convidados acesso as receitas, e itens utilizados no preparo</text:p>
      <text:p text:style-name="P79">Criação de <text:span text:style-name="T157">cardápio</text:span></text:p>
      <text:p text:style-name="P78"><text:tab/><text:span text:style-name="T9">Nesse sistema será possível inserir suas </text:span><text:span text:style-name="T68">próprias</text:span><text:span text:style-name="T9"> receitas ou buscar receitas em vitrines, tendo maior visibilidade de receitas bem impulsionadas ou com alta aprovação, respeitando sempre o regime de apropriação ou royalties de comercialização de receitas em seu contrato, </text:span><text:span text:style-name="T53">uma vez iniciado a criação de </text:span><text:span text:style-name="T68">cardápio</text:span><text:span text:style-name="T53"> o participante principal tem acesso ao gerador de comandas, que pode</text:span><text:span text:style-name="T81">rão</text:span><text:span text:style-name="T53"> ser imprimid</text:span><text:span text:style-name="T69">as</text:span><text:span text:style-name="T53"> posteriormente, editor de preços e categorias, e o sistema de impulsionamento e compartilhamento em redes sociai</text:span><text:span text:style-name="T54">s</text:span><text:span text:style-name="T53">, </text:span><text:span text:style-name="T55">podendo também compartilhar o </text:span><text:span text:style-name="T68">cardápio</text:span><text:span text:style-name="T55"> anexando os</text:span><text:span text:style-name="T53"> evento</text:span><text:span text:style-name="T68">s</text:span><text:span text:style-name="T53"> ao qual o </text:span><text:span text:style-name="T68">cardápio</text:span><text:span text:style-name="T53"> </text:span><text:span text:style-name="T68">compõe</text:span><text:span text:style-name="T53">, </text:span><text:span text:style-name="T56">esse editor de </text:span><text:span text:style-name="T68">cardápio</text:span><text:span text:style-name="T56"> </text:span><text:span text:style-name="T57">pode ser criado cooperativamente, ficando a cargo, do participante principal, armazenar, excluir, comercializar para terceiros ou aplicar </text:span><text:span text:style-name="T58">a algum evento. </text:span><text:span text:style-name="T59">Esse sistema permite a comercialização para clientes do cardápio.</text:span></text:p>
      <text:p text:style-name="P77">Promoção</text:p>
      <text:p text:style-name="P152"><text:tab/><text:span text:style-name="T157">Construído</text:span> para aumentar o n<text:span text:style-name="T128">ú</text:span>mero de vendas através de incentivos como, comprar em atacado, ou promoções de produtos que <text:span text:style-name="T128">es</text:span>tão na lista de desejos de usuários, além do fornecimento de um editor de promoções que pode ser <text:span text:style-name="T157">engatilhado</text:span> para apresentar uma promoção em um determinado período.</text:p>
      <text:p text:style-name="P76">Criação e administração de promoções</text:p>
      <text:p text:style-name="P151"><text:tab/>Para construção de promoções <text:span text:style-name="T130">o sistema é composto p</text:span>o<text:span text:style-name="T130">r um</text:span> sistema de edição de <text:span text:style-name="T231">design</text:span> e contratos, podendo ser impulsionado e tendo a disposição a calculadora de lucros, onde será possível verificar o custo dos itens e comparar com o valor da promoção, <text:span text:style-name="T131">recordando as datas das entregas e validades de pedidos feitos para o abastecimento da loja além de sua quantidade e quantidade dos itens que ainda estão no estoque, e produtos que estão vendidos porém ainda se encontram no estoque</text:span>, a fim de minimizar perdas, <text:span text:style-name="T129">balanceando a necessidade de repasse de itens, ante de suas expirações. Esse poderoso sistema conta com um gatilho para que promoções sejam ativadas mediante a sua pré criação e configuração, minimizando assim a necessidade de monitoramento do proprietário da loja, gatilhos esses que podem ser disparados por número de pessoas com um item ou um grupo de itens na lista de desejos, data de vencimento de produtos, verificação da chegada de mais produtos no estoque, número de usuários buscando o produto, períodos onde as vendas aumentam, datas comemorativas, todos esses dados ficam salvos na agenda para futuras consultas, além de cria um histórico de atividades. Esse sistema tem a função de oferecer uma lista de promoções para a visualização do cliente e para compra de alguma promoção, ou de algum item da promoção.</text:span></text:p>
      <text:p text:style-name="P75"><text:span text:style-name="T97">C</text:span>ontrato</text:p>
      <text:p text:style-name="P150"><text:tab/>Sistema de simplificação e padronização de criação de contratos para itens internos do sistema, facilitando os produtores de evento e garantindo a todos a <text:span text:style-name="T152">seguridade</text:span> de suas criações.</text:p>
      <text:p text:style-name="P75">Criação de contrato</text:p>
      <text:p text:style-name="P150"><text:tab/>Sistema simplificado de cria<text:span text:style-name="T98">ç</text:span>ão de contrato apresenta um modelo padrão para as mais diversos <text:span text:style-name="T152">subsistemas</text:span> de criação, com o intuito de garantir e acelerar a criação <text:span text:style-name="T98">para </text:span>participantes, <text:span text:style-name="T98">conta também com um sistema de criação compartilhada e assinatura digital, além de ser possível o impulsionamento ficando a cargo, do participante principal, armazenar, excluir, comercializar para terceiros ou aplicar a algum evento.</text:span></text:p>
      <text:p text:style-name="P74">Monitor</text:p>
      <text:p text:style-name="P149"><text:tab/>Concebido com a finalidade de auxiliar o evento, durante <text:span text:style-name="T152">excussão,</text:span> <text:span text:style-name="T238">e movimento gerais das lojas, </text:span>o monitoramento possibilita avalia, corrigir problemas, e garantir o bom <text:span text:style-name="T152">funcionamento</text:span> do <text:span text:style-name="T152">evento</text:span> uma vez que é possível adicionar mais pessoas para participar, ou retirar caso seja necessário, <text:span text:style-name="T99">aumentar o raio de alcance das publicações, convidar mais pessoas, verificar os gastos em tempo real além de abrir uma conexão direta com todos os usuários do sistema presentes e verificar dados registrados pela comunidade para uma melhor produção do evento.</text:span></text:p>
      <text:p text:style-name="P73">Atividade de monitoramento</text:p>
      <text:p text:style-name="P148"><text:tab/><text:span text:style-name="T100">Quando ativo, o sistema de início ativa uma interface para o cliente, que adquiriu o ingresso para participar do evento, uma área da comunicação com todos os participantes do evento, o monitor também gera para todas as rotas, entre o indivíduo e o local do evento, alertando sobre o tempo médio de chegada, clima, horários, além de alertas antecipados, para que possa está preparado. Através do sistema de avaliação poderá ter uma estimativa gráfica de como o evento está se comportando, podendo ser impulsionado e se necessário adquirir novos insumos fornecidos por empresas de frete rápido tudo controlado pelo checklist e através de comparações de eventos de mesmo porte já realizados pela comunidade de promotores, esse mesmo sistema disponibiliza para os participantes estáticos e dinâmicos e principais uma interface exclusiva, abrindo um canal de avaliação, comunicação alteração de status. O monitoramento possibilita a criação de histórico do evento, através das imagens e vídeos publicados por todos, é possível registrar o evento a fim de demonstrar a competência dos envolvidos apresentando elogios e reclamações, vídeos, fotos e características </text:span><text:soft-page-break/><text:span text:style-name="T100">do evento como tamanho, número de pessoas, e toda capitação de dados possível como consumo médio, pico no número de pessoas, avaliação do cliente, sendo compartilhados por todos que estiveram presente no evento em suas redes sociais cadastradas. Esse monitoramento pode conter eventos simultâneos além de garantir a possibilidade de múltiplos cooperadores monitorando o evento.</text:span></text:p>
      <text:p text:style-name="P72">Perfil</text:p>
      <text:p text:style-name="P147"><text:tab/>O editor de perfil permite <text:span text:style-name="T155">alterações</text:span> no perfil dos usuários, e sempre que o usuário estiver inativo por muito tempo, <text:span text:style-name="T154">fazem-se</text:span> perguntas não respondidas <text:span text:style-name="T101">do</text:span> perfil <text:span text:style-name="T154">a fim de preenchê-lo.</text:span> <text:span text:style-name="T102">Além de apresentar a lista de desejos pessoais do usuário com a possibilidade de compra.</text:span></text:p>
      <text:p text:style-name="P71">Edição de perfil</text:p>
      <text:p text:style-name="P146"><text:tab/>Durante o cadastro, para agilizar, a retenção de informações do usuário ficam a <text:span text:style-name="T154">merce</text:span> da disposição momentânea de informar seus dados, dessa forma é possível pular etapas, caso essas etapas sejam necessárias o usuário <text:span text:style-name="T156">poderá</text:span> <text:span text:style-name="T156">completá-las</text:span> <text:span text:style-name="T156">a partir</text:span> do editor de perfil, <text:span text:style-name="T103">ou através de notificações</text:span>, onde <text:span text:style-name="T104">o sistema se encarrega de notificar sobre pendências a serem, quando verificado baixo fluxo do participante no sistema</text:span>, altera<text:span text:style-name="T105">das permitindo acesso ao sistema de login canso o usuário não tenha salvo a senha</text:span>, adicion<text:span text:style-name="T106">adas</text:span> <text:span text:style-name="T156">excluídas.</text:span> <text:span text:style-name="T107">Também</text:span> anexar eventos feitos pelo mesmo, <text:span text:style-name="T156">a fim de</text:span> garantir um bom histórico no sistema e <text:span text:style-name="T156">aumentar</text:span> a sua confiabilidade em meio aos outros usuários, e caso necessite poderá criar <text:span text:style-name="T156">impulsionamentos</text:span> para <text:span text:style-name="T156">maximizar</text:span> ainda seu <text:span text:style-name="T156">alcance</text:span>, além de permitir <text:span text:style-name="T156">aos usuários</text:span> <text:span text:style-name="T108">a construção de lista de desejos dessa forma, ele poderá informa o desejo de adquirir algum item de alguma loja, sendo atualizado quando o seu objeto de desejo estiver em promoção.</text:span></text:p>
      <text:p text:style-name="P70">Histórico</text:p>
      <text:p text:style-name="P145"><text:tab/><text:span text:style-name="T109">Com grande importância na geração de um curriculum para o participante, lista de pessoas que acessaram ao perfil do usuário, além de manter os dados comerciais de loja, e rotas ou lugares problemáticos com intuito de minimizar problemas, e garantir dados para geração de gráficos e estatísticas futuras, garantindo uma saudável atualização das informações contidas na comunidade de promotores de evento.</text:span></text:p>
      <text:p text:style-name="P69">Criação de histórico</text:p>
      <text:p text:style-name="P144"><text:tab/>Com a necessidade de produção de um sistema <text:span text:style-name="T110">que</text:span> possa gerar um <text:span text:style-name="T153">histórico</text:span> de eventos <text:span text:style-name="T111">e de loja</text:span>, contendo dados de suma <text:span text:style-name="T153">importância</text:span> <text:span text:style-name="T110">para cada promotor</text:span>, o sistema de criação de hist<text:span text:style-name="T111">ó</text:span>rico permite a cada <text:span text:style-name="T153">usuário</text:span>, <text:span text:style-name="T112">sobe permissão do participante principal, este que garantirá os dados de avaliações dos clientes durante um evento para cada participante, </text:span>durante ou depois do evento, selecionar vídeos, imagens, ou textos criados por seus participantes ou clientes, além de de<text:span text:style-name="T112">s</text:span>crições pr<text:span text:style-name="T112">ó</text:span>prias,<text:span text:style-name="T112"> criação de design</text:span> <text:span text:style-name="T113">para construir uma coleção de trabalhos realizados como comprovação de sua competência além de fornecer a possibilidade de impulsionar a publicação para que mais pessoas vejam e avaliem. Para históricos de loja como compra, venda, período de máximas e mínimas, produtos ou serviços mais consumido, produtos ou serviços mais procurados, avaliação dos clientes para a loja, transporte, fornecimento, velocidade, custos, etc. E como forma de defesa o sistema de histórico ainda permite criar uma lista de rotas e lugares perigosos, e pessoas na lista negra, essa que será criada a partir de avaliações dos clientes e somada as avaliações dos participantes, que ficaram em sigilo por até 3 eventos. Todas as informações de históricos poderá ser salva em listas, ficando a cargo, do participante principal, armazenar, excluir, aplicá-la, lembrando que avaliações quando não são apresentadas em históricos são transferidas para os participantes envolvidos.</text:span></text:p>
      <text:p text:style-name="P68">Tema</text:p>
      <text:p text:style-name="P143"><text:tab/><text:span text:style-name="T114">A respeito de sobre o que todo o evento será realizado seja casamento, dias das bruxas, festa a fantasia etc, o sistema de eventos permite trazer toda a parte de criação para o sistema possibilitando assim que alguns movimentos de expressão cultural possa ser apreciado por um número maior de pessoas, além de contribuir para a afirmação de grupos e suas expressões de arte e cultura.</text:span></text:p>
      <text:p text:style-name="P67">Criação de tema</text:p>
      <text:p text:style-name="P142"><text:tab/>Da criação de tema, este que pode ser totalmente externo, <text:span text:style-name="T115">o sistema fornece ferramentas para que o participante possa compartilhar suas ideias com o número máximo de pessoas podendo impulsionando seu tema, e como ferramentas de criação de eventos tem a disposição um editor de texto para que exista a descrição do tema, com suas características de programação, podendo ser construída através de cooperação e contendo um contrato para os que desejarem utilizar o tema, além de alertar aos convidados que adquirirem meios de participar do evento sobre seu tema, características de vestimentas, e necessidades de qualquer tipo de participação. Ficando a cargo, do participante principal, armazenar, excluir, aplicá-la da lista de temas.</text:span></text:p>
      <text:p text:style-name="P66">Participante</text:p>
      <text:p text:style-name="P141"><text:tab/><text:span text:style-name="T116">Como página de apresentação do participante, por onde todos possam ver suas atividades, lista de amigos e lista de desejos tem como forma de apresentar a avaliação do participante, e todas suas características pessoais como gostos, álbum de fotos, estatísticas, etc.</text:span></text:p>
      <text:p text:style-name="P65">Das particularidades do participante</text:p>
      <text:p text:style-name="P140"><text:tab/>Tem como <text:span text:style-name="T117">a possibilidade de visualizar suas</text:span> atividades sendo possível ter acesso a histórico do participante <text:span text:style-name="T117">e a loja cadastrada, seus empreendimentos com itens construídos, alugueis e frete através do comércio</text:span>, seu<text:span text:style-name="T118">s</text:span> eventos e a avaliaç<text:span text:style-name="T118">ões</text:span> <text:span text:style-name="T150">individuais</text:span>, al<text:span text:style-name="T119">é</text:span>m de ter acesso aos participantes <text:span text:style-name="T120">que contribuíram no evento. acrescentando a possibilidade de construir uma lista de desejos, essa que é formada por todos os itens que são adicionados para a compra, mas que não tiveram sua transação concluída, neste momento será possível alterar, excluir ou finalizar a compra e todos os participantes que o encontrarem poderão vê-la. lembrando que através desse sistema o participante receberá uma notificação caso exista uma alteração no preço ou uma promoção para algum item da lista, e claro, como todo sistema de compartilhamento de informação em grupo, há uma necessidade de construir uma lista de amigos, esses que podem ser amigos, parceiros contribuintes etc. possibilitando a construção de um grupo de discussão ou contato individual, também comparando amigos em comum, criado para ampliar sua network, e por fim a possibilidade de aumentar o alcance entre os participantes do sistema através de impulsionamento e edições em todos os módulos oferecidos.</text:span></text:p>
      <text:p text:style-name="P60">Convidado</text:p>
      <text:p text:style-name="P61"><text:tab/><text:span text:style-name="T73">Através do módulo convidados, é possível verificar a presença de toda equipe que estará locada para um evento, tendo também acesso aos valores arrecadados pela venda de ingressos, Contando com um sistema que possibilita o proprietário conhecer e marcar características importantes de seu nicho, além de abrir uma conexão entre o cliente e o proprietário, se necessário</text:span><text:span text:style-name="T75"> e acessar o evento </text:span><text:span text:style-name="T76">para o qual o convite se refere</text:span><text:span text:style-name="T73">.</text:span></text:p>
      <text:p text:style-name="P64">Convite</text:p>
      <text:p text:style-name="P139"><text:tab/>Como o nome já diz, tratasse do convite, mas não se restringe a isso, pois o módulo convite possibilita que o usuário envie convite para amigos no sistema <text:span text:style-name="T161">e em redes sociais, podendo ter acesso ao tema do evento, se houver, além de manter um sistema de comunicação entre todos os participantes do evento.</text:span></text:p>
      <text:p text:style-name="P63">Selecionar e definir funções <text:span text:style-name="T162">de convidados</text:span></text:p>
      <text:p text:style-name="P62"><text:tab/><text:span text:style-name="T9">Permite ao proprietário cadastrar as funções e níveis de hierarquia entre os participantes estáticos. O mesmo pode enviar os convites para os participantes estáticos e dinâmico do sistema , </text:span><text:span text:style-name="T74">que</text:span><text:span text:style-name="T9"> poderão aceitar ou recusar, em tempo hábil para a substituição no evento, </text:span><text:span text:style-name="T74">o convite. Nesse módulo é possível verificar a presença física dos participantes através do sistema de navegação, e por perguntas feitas aos clientes e a outros participantes durante o evento.</text:span></text:p>
      <text:p text:style-name="P60">Propriedade</text:p>
      <text:p text:style-name="P138"><text:tab/>Sistema de gerenciamento de ambientes para aluguéis, propriedade possibilita o cadastro com todos as mídias de <text:span text:style-name="T231">design</text:span> e divulgação, manutenções. Em forma de lista para clientes.</text:p>
      <text:p text:style-name="P59">Administrar propriedades</text:p>
      <text:p text:style-name="P137"><text:tab/>Módulo voltado para a criação de imoveis para alugueis, os quais permitem a criação de toda o visual da página além de possibilitar link de vídeos e imagens, e se necessário a criação de promoções e impulsionamento para alavancar o número de alugueis e obter assim lucro máximo. Esse módulo conta também com um sistema de controle para que o proprietário sempre tenha a informação de quantos imoveis estão fora de uso por estarem sedo reparados ou alugados podendo ser impulsionado ou compartilhado em redes sociais.</text:p>
      <text:p text:style-name="P58">Loja</text:p>
      <text:p text:style-name="P136"><text:tab/>Com função bem determinada a loja contém todas as funções mais básicas e simplificadas para criar, administrar, e produzir transações de maneira rápida dentro do sistema dando a todos a possibilidade de criar sua loja ou de <text:span text:style-name="T149">simplesmente</text:span> oferecer alguns itens de consumo rápido.</text:p>
      <text:p text:style-name="P57">Criação de lista de produtos</text:p>
      <text:p text:style-name="P135"><text:tab/>A principal forma de comercializar os produtos <text:span text:style-name="T146">é através da </text:span>loja <text:span text:style-name="T146">e</text:span> da lista de produtos, onde é possível <text:span text:style-name="T121">cadastrar</text:span>, alterar, <text:span text:style-name="T147">adicionar números de parcelas do produto para o pagamento,</text:span> e excluir <text:span text:style-name="T122">produtos</text:span> internos e externos ao sistema dando-lhes características, preço, imagens, vídeos, podendo ser compartilhados em redes sociais, impulsiona<text:span text:style-name="T123">r</text:span> no <text:span text:style-name="T148">sistema</text:span>, <text:span text:style-name="T127">podendo criar</text:span> propagandas para dentro do sistema e fora dele, além de deter uma interface <text:span text:style-name="T124">para</text:span> administração, que <text:span text:style-name="T148">possibilita</text:span> alterar os dados do perfil através da loja caso seja necessário, <text:span text:style-name="T111">visualizar e construir um design, criar propagandas, para alguns itens ou para um grupo de itens alertando a todos que contenham o item em questão na lista de desejos, mantendo a disposição do proprietário da loja a possibilidade de definir o momento certo para início da comercialização e fim, além de fornecer um sistema de atendimento ao cliente, onde é possível mandar e-mail, controlar toda o sintema de devoluções de itens por parte do cliente, registrando no histórico da loja, devoluções, esses são dados que tem como objetivo a produção e comparação estatísticos de número de vendas, devoluções, luco do mês, transações feitas durante toda a vida da loja. Trabalhando com a logística o sistema oferece um módulo para o controle de estoque, sistema de compras, e aluguéis, além de uma lista de todos os clientes e produtos marcados em listas de desejo a fim de permitir que o proprietário da loja possa oferecer promoções e descontos e criar sugestões para o cliente.</text:span></text:p>
      <text:p text:style-name="P56">Estoque</text:p>
      <text:p text:style-name="P134"><text:tab/>Da necessidade de controle de itens no estoque, está incluso no sistema um módul<text:span text:style-name="T133">o</text:span> espec<text:span text:style-name="T125">í</text:span>fico para <text:span text:style-name="T144">gerenciar</text:span> pedidos, <text:span text:style-name="T134">carregamento de</text:span> dados <text:span text:style-name="T134">de</text:span> bancos externos e <text:span text:style-name="T135">armazenamento de</text:span> dados de fornecedores, <text:span text:style-name="T144">possibilitando</text:span> assim um maior controle e velocidade do manuseio de m<text:span text:style-name="T136">e</text:span>rcadorias e logística.</text:p>
      <text:p text:style-name="P55">Administração de pedidos</text:p>
      <text:p text:style-name="P158"><text:tab/>A principal fu<text:span text:style-name="T144">n</text:span>ção do módulo de controle de estoque, e a criação de pedidos e controle, através de uma lista o<text:span text:style-name="T137">n</text:span>de é possível <text:span text:style-name="T144">confrontá-los com os produtos de terceiros</text:span>, <text:span text:style-name="T235">contendo</text:span> o n<text:span text:style-name="T137">ú</text:span>mero de itens no estoque, suas datas de validade, porções<text:span text:style-name="T138">(saco, pacote, lata, garrafa etc)</text:span> <text:span text:style-name="T236">além d</text:span>e acompanhar todas as previsões de vendas para o pe<text:span text:style-name="T137">rí</text:span>odo, <text:span text:style-name="T144">considerando</text:span> todas as promoções <text:span text:style-name="T137">e a velocidade que implica cada uma delas, mantendo todos os dados de fornecedores armazenados e suas transações feitas com os mesmos. Esse sistema de estoque permite ao usuário uma fácil transição de seus dados uma vez que disponibiliza para seu usuário um mecanismo de carregamento de dados, onde é possível carregar de bancos externos para o banco interno do sistema, além de proporcionar uma interface de busca para proprietários e clientes, e de acesso ao sistema de atendimento ao cliente.</text:span></text:p>
      <text:p text:style-name="P54">Pagamentos</text:p>
      <text:p text:style-name="P133"><text:tab/>Através de uma simplificada interface de pagamentos é possível fornecer tanto ao usuário comum como aos proprietários de lojas internas, a possibilidade de produzir e concluir <text:span text:style-name="T144">transações</text:span>, passando por todas as etapas e garantindo a <text:span text:style-name="T144">segurança</text:span> de ambos os participantes.</text:p>
      <text:p text:style-name="P54">Finalização de <text:span text:style-name="T144">transações</text:span> com pagamento</text:p>
      <text:p text:style-name="P133"><text:tab/>Com o módulo de pagamento é possível concluir <text:span text:style-name="T144">transações dentro das lojas, ou para itens produzidos e comercializados pelos participantes. invoice Esse sistema também oferece meios virtuais de pagamentos como paypal, bitcoins etc. Garantindo em toda transação o registro e geração de comprovante como nota fiscal. E por fim a forma de pagamento em dinheiro, que também pode ser parcelada pelo sistema</text:span></text:p>
      <text:p text:style-name="P53">Comércio</text:p>
      <text:p text:style-name="P132"><text:tab/>Área de encontro de todas as formas de produção do sistema, concentrando de forma clara o ambiente onde os usuários poderão comprar de um outro usuário específico ou encontrar os módulos de produção separadamente. </text:p>
      <text:p text:style-name="P52">Comprar</text:p>
      <text:p text:style-name="P131"><text:tab/>Durante as compras é possível criar uma lista de itens para consumo, além de obter sugestões de compras a partir de pessoas com perfil semelhante, aumentando as vendas e claro construindo gatilhos <text:span text:style-name="T234">p</text:span>ara compras <text:span text:style-name="T159">automaticamente.</text:span></text:p>
      <text:p text:style-name="P51">Listas de compras</text:p>
      <text:p text:style-name="P130"><text:tab/>São todos os itens de loja selecionado pelo cliente, esses itens podem ser salvos na lista de desejos para uma compra posterior. Esses itens salvos podem ganhar gatilhos de compras, a partir de um sistema de detecção de variações de características de produto, o participante poderá criar um gatilho que verificará essas particularidades que podem ser, preço de um produto, quantidade, recebimento em estoque etc, no momento que esse produto estiver hapto para compra pelo gatilho, um alerta de compra e gerado para o participante com intuito de concluir uma transação. <text:span text:style-name="T160">Dando acesso a outras lojas ou ao modulo de pagamento.</text:span></text:p>
      <text:p text:style-name="P50">Alugar</text:p>
      <text:p text:style-name="P129"><text:tab/>Para casa, pousadas, etc. um sistema de alugueis muito prático, que inclui o sistema de pagamentos interno, uma opção para monetização de ambientes, automóveis etc.</text:p>
      <text:p text:style-name="P50">Lista de aluguéis</text:p>
      <text:p text:style-name="P169"><text:soft-page-break/><text:span text:style-name="T199"><text:tab/></text:span><text:span text:style-name="T203">Semelhante ao modulo de compras, lista de aluguéis permite ao participante alugar </text:span><text:span text:style-name="T204">e guardar os dados </text:span><text:span text:style-name="T203">simultaneamente vários itens ou estabelecimentos organizando-</text:span><text:span text:style-name="T205">os</text:span><text:span text:style-name="T203"> e</text:span><text:span text:style-name="T205">m</text:span><text:span text:style-name="T203"> listas, permitindo dá-lhes as mesmas formas de pagamentos, sugestões, transportes, lista de propriedades e suas situações, além de um sistema de gatilhos onde o participante poderá criar listas de checagem para um determinado item, que quando se encontrar dentro das restrições apresentará ao participante uma sinaliza</text:span><text:span text:style-name="T206">ç</text:span><text:span text:style-name="T203">ão.</text:span></text:p>
      <text:p text:style-name="P167"><text:span text:style-name="T212">V</text:span><text:span text:style-name="T198">itrine</text:span></text:p>
      <text:p text:style-name="P166"><text:span text:style-name="T202"><text:tab/>A composição de todas as listas de participantes do sistema que podemos buscar </text:span><text:span text:style-name="T207">além de acesso ao perfil do participante. E</text:span><text:span text:style-name="T208">sse módulo permite a conexão entre os indivíduos do sistema sendo eles participantes, lojas ou servidores, </text:span><text:span text:style-name="T209">g</text:span><text:span text:style-name="T208">arantindo todas as ferramentas para sua interação, facilitando o encontro de ajuda em grupo</text:span><text:span text:style-name="T210">s</text:span><text:span text:style-name="T208"> de discuss</text:span><text:span text:style-name="T211">ão</text:span><text:span text:style-name="T208">.</text:span></text:p>
      <text:p text:style-name="P165"><text:span text:style-name="T213">L</text:span><text:span text:style-name="T198">ista de participantes</text:span></text:p>
      <text:p text:style-name="P162"><text:span text:style-name="T198"><text:tab/>Lista de todos os usuários o sistema, classificando por amigos, parceiros, e todos no raio do participante, cada classe é organizada de forma a atender as necessidades do usuário, os amigos são classificados em ordem de atividade, número de conversas, </text:span><text:span text:style-name="T214">muitas visitas ao perfil também podendo ser fixado pelo participante, já os parceiros são organizados por impulsionamento, por qualidade expressos por sua avaliação geral, e quando houver algum evento em andamento os parceiros deve ocupar as mais altas posições e ao fim do evento deve ser listado após os dois primeiros filtros.</text:span></text:p>
      <text:p text:style-name="P164"><text:span text:style-name="T213">L</text:span><text:span text:style-name="T198">ista de debates</text:span></text:p>
      <text:p text:style-name="P161"><text:span text:style-name="T198"><text:tab/>Com um propósito </text:span><text:span text:style-name="T215">identificar pessoas com mesmas perspectivas, os grupos têm função de nivelar pessoas, de facilitar o planejamento em equipe e de construir uma base de dados a respeito de dúvidas sugeridas pelo usuário, que podem ser compartilhadas por todos </text:span><text:span text:style-name="T228">e construídas como live</text:span><text:span text:style-name="T215">. São sinalizadas por metadado que separam em listas da classe, exemplo quando houver muitos grupos </text:span><text:span text:style-name="T216">com metadados “receitas”, o sistema listará como “</text:span><text:span text:style-name="T226">classes receitas</text:span><text:span text:style-name="T216">”, </text:span><text:span text:style-name="T217">expandindo </text:span><text:span text:style-name="T218">o conhecimento da comunidade </text:span><text:span text:style-name="T217">e adicionando filtros </text:span><text:span text:style-name="T219">ao sistema</text:span><text:span text:style-name="T216">. </text:span><text:span text:style-name="T220">Permite também que o participante crie um grupo com o tema de sua escolha, </text:span><text:span text:style-name="T226">além de fornecer um sistema de restrições para mensagens, dispondo formato de comunicações como mensagens pré-definidas, em que o usuário poderá escolher para a comunicação essas mensagens, </text:span><text:span text:style-name="T227">e também tipos de grupos voltados para a resolução de problemas gerais apresentados pelo sistema afim da criação de dicionários de soluões</text:span><text:span text:style-name="T226">.</text:span></text:p>
      <text:p text:style-name="P168"><text:span text:style-name="T200">L</text:span><text:span text:style-name="T201">ista de lojas</text:span></text:p>
      <text:p text:style-name="P160"><text:span text:style-name="T221"><text:tab/></text:span><text:span text:style-name="T222">Listas de lojas contém todas as lojas do sistema organizadas por lojas impulsionadas, melhores lojas, e lojas que o participante concluiu sua última transação. </text:span><text:span text:style-name="T223">Permite também que o participante cria sua loja.</text:span></text:p>
      <text:p text:style-name="P163"><text:span text:style-name="T222">L</text:span><text:span text:style-name="T198">ista de serviços</text:span></text:p>
      <text:p text:style-name="P159"><text:span text:style-name="T198"><text:tab/>Semelhante a </text:span><text:span text:style-name="T224">lista de</text:span><text:span text:style-name="T198"> lojas, esse módulo permite a contratação de serviços como transporte e frete, além de possibilitar o </text:span><text:span text:style-name="T225">aluguel de ambientes para eventos. </text:span></text:p>
      <text:p text:style-name="P129"><text:tab/></text:p>
      <text:p text:style-name="P49">Classificação de pessoas no sistema</text:p>
      <text:p text:style-name="P2"><text:tab/>O sistema conterá descrições para os tipos de <text:span text:style-name="T143">participantes, </text:span>a fim de esclarecimento do sistema, todos devem receber os mesmos acessos de produtos e serviços.</text:p>
      <text:p text:style-name="P48">Lobby de festas</text:p>
      <text:p text:style-name="P128"><text:tab/>Um dos principais módulos do sistema permite ao participante encontrar eventos através de um mapa, onde estão dispostos todas as festas e sues participantes, além de oferecer uma rápida conexão a as principais funções do sistema, como acessar, destaques, histórico e mapas</text:p>
      <text:p text:style-name="P48">Destaques</text:p>
      <text:p text:style-name="P128"><text:tab/>Permite ao usuário ver todas as propagandas e promoções impulsionadas e mais bem avaliadas ordenadas pelo sistema, <text:span text:style-name="T163">listando</text:span> as atividades de usuários impulsionados ou muito bem avaliados <text:span text:style-name="T164">separando-os</text:span> por listas específicas <text:span text:style-name="T164">permitindo que todos os participantes no raio de alcance possam visualizar e caso tenham interesse em adquirir produto, ingresso ou a chance de contratar um profissional bem avaliado.</text:span></text:p>
      <text:p text:style-name="P47">Acessar</text:p>
      <text:p text:style-name="P127"><text:tab/><text:span text:style-name="T165">Lista as principais funções do sistema de forma a organizá-las dando Ao cliente a possibilidade de uma rápida interação com os módulos vitrine, agenda, evento onde o participante poderá encontrar pessoas e empresas, controlar seus eventos e afazeres e criar seus próprios eventos respectivamente. Guardando também seu perfil.</text:span></text:p>
      <text:p text:style-name="P46">Mapas</text:p>
      <text:p text:style-name="P126"><text:tab/>Através de um mapa o participante poderá escolher eventos ara participar, uma vez que todos os eventos estarão marcados sobre o mapa e conterão suas listas de participantes respectivamente. E acesso as especificações do sistema além de possibilitar a compra de ingressos. Nesse mapa todos os eventos emitirão um sinal o qual os participantes dentro do raio serão afetados preenchendo seu módulo de destaques. <text:span text:style-name="T166">O mapa possibilitará a projeção do trajeto sobe o mapa.</text:span></text:p>
      <text:p text:style-name="P45">Agenda</text:p>
      <text:p text:style-name="P125"><text:tab/><text:span text:style-name="T167">Sistema de controle, organização e manutenção do tempo e afazeres do participante, nesse módulo é possível ser gerenciado por múltiplos participantes, datas e horários e afazeres.</text:span></text:p>
      <text:p text:style-name="P44">Calendário</text:p>
      <text:p text:style-name="P124"><text:tab/><text:span text:style-name="T168">Sistema de datas e horários em planilhas cronológicas em formato para edição de afazeres, através do calendário é possível acessar o editor de afazeres e buscar afazeres específicos.</text:span></text:p>
      <text:p text:style-name="P43">Lista de afazeres</text:p>
      <text:p text:style-name="P123"><text:tab/>Sistema de lista de afazeres em ordem cronológica possibilitando o acesso ao editor de afazeres e busca<text:span text:style-name="T169">s</text:span> específic<text:span text:style-name="T169">a</text:span>s.</text:p>
      <text:p text:style-name="P42">Afazeres</text:p>
      <text:p text:style-name="P122"><text:tab/>Módulo composto por um poderoso editor de afazeres que possibilita o usuário criar uma entidade composta por evento retirado da lista de eventos, um despertador que pode ser ativo ou inativo mediante um alarme previamente criado para a entidade, composto por um sistema de pesquisa climática para evitar imprevistos <text:span text:style-name="T171">e </text:span>com acesso ao monitor, caso o evento esteja em andamento, <text:span text:style-name="T172">faz desse módulo um dos principais componentes que caracterizam o sistema</text:span>. <text:span text:style-name="T170">O calendário e lista de afazeres podem ser impressos.</text:span></text:p>
      <text:p text:style-name="P41">Checklist</text:p>
      <text:p text:style-name="P122"><text:tab/><text:span text:style-name="T173">Possibilitando a checagem de itens para o funcionamento do evento, permite também o acompanhamento dos gastos antes, durante e depois do evento, gerando dados para avaliações futuras, além de permitir o acesso à vitrine onde o participante poderá encontrar lugares onde poderá produzir seu evento e fretar entregas se necessário, além de convidar participantes estáticos e dinâmicos.</text:span></text:p>
      <text:p text:style-name="P40">Sistema de evolução</text:p>
      <text:p text:style-name="P121"><text:span text:style-name="T170"><text:s/></text:span><text:span text:style-name="T8"><text:tab/></text:span><text:span text:style-name="T174">Para um maior controle da evolução do evento, o sistema gera uma série de ações para que o participante possa produzir seu evento em segurança, ordenando afazeres cronologicamente e criando alertas para lembrá-lo para que o participante possa se manter atualizado e o evento possa ser concluído com sucesso.</text:span></text:p>
      <text:p text:style-name="P39">Conferir</text:p>
      <text:p text:style-name="P120"><text:tab/><text:span text:style-name="T175">Para o controle dos participantes que assumirem posições de participação estática ou dinâmica, fornecedores e alugueis, o módulo conferir possibilita o acompanhamento das confirmações de participação, lista de itens para comprar, serviços confirmados, Além de possibilitar a conhecimento dos custos após a confirmação dos convidados a fim de avaliar sua viabilidade.</text:span></text:p>
      <text:p text:style-name="P38">Impulsionar</text:p>
      <text:p text:style-name="P119"><text:tab/>De forma simples os participantes, lojas, e itens poderão atingir um número maior de usuários com intuito de maximizar os lucros de um participante.</text:p>
      <text:p text:style-name="P38">Propulsor</text:p>
      <text:p text:style-name="P119"><text:tab/><text:span text:style-name="T176">Com uma interface simples um sistema de alta complexidade de expansão de visualizações por ária física ou por profundidade em árvore de participantes, o propulsor permite de maneira simples que o usuário aumente suas visualizações com intuito de adquirir lucros maiores.</text:span></text:p>
      <text:p text:style-name="P37">Gerador</text:p>
      <text:p text:style-name="P118"><text:tab/>O sistema é largamente apoiado por módulos capazes de acelerar o processo de criação de eventos, e o principal sistema que possibilita isso é o gerador, que através de busca de dados de eventos similares constrói uma estimativa e configura com base nos dados recuperados, considerando sempre a viabilidade de preços.</text:p>
      <text:p text:style-name="P36">Gerar automaticamente </text:p>
      <text:p text:style-name="P117"><text:tab/><text:span text:style-name="T177">Através de avaliações de dados de eventos, do participante e dados da comunidade é possível verificar a viabilidade de criação de uma determinada coisa considerando o preço e garantindo uma porcentagem a compra de itens criados no sistema com o intuito de aquecer o comércio interno recuperando dados e gerando gráficos para demonstração, possibilitando o usuário visualizar toda a configuração montada.</text:span></text:p>
      <text:p text:style-name="P35">Chat</text:p>
      <text:p text:style-name="P116"><text:tab/><text:span text:style-name="T178">Área com o foco em comunicação entre os participantes, o chat possibilita o envio de e-mail, criação e armazenamento de debates além de configurações de visualização. Também poderemos encontrar o modulo de e-mail, para configurações e envios.</text:span></text:p>
      <text:p text:style-name="P34">Bloqueio de participantes</text:p>
      <text:p text:style-name="P115"><text:tab/>Para o usuário o bloqueio de participantes no chat, possibilita um controle que pode bloquear para grupos específicos, ou todo o grupo podendo também impedir a comunicação direta entre participantes, ou para um participante e um amigo do participante. </text:p>
      <text:p text:style-name="P33">Chat de comunicação</text:p>
      <text:p text:style-name="P114"><text:tab/>Habilita uma interface simplificada de comunicação com uma caixa de diálogo, uma área de recebimento de input, de usuário ode é possível também verificar se a mensagem foi enviada, se chegou ao participante se ele visualizou e se está respondendo.</text:p>
      <text:p text:style-name="P33">Criar debate</text:p>
      <text:p text:style-name="P114"><text:tab/>Sistema de criação de debate ou grupos de discussões entre participantes selecionados, fazendo uso do chat mas com o acréscimo da possibilidade de iniciar uma conversa privada com um participante do grupo, <text:span text:style-name="T179">e por fim, salvar os resultados do debate podendo mantê-lo publico ou privado</text:span>.</text:p>
      <text:p text:style-name="P32">Lista de debates</text:p>
      <text:p text:style-name="P113"><text:tab/>Sistema de lista de debates salvos pelo participante, com o intuito de recuperar discussões, podendo torná-las públicas ou privadas. Tais debates são posicionados na lista de debates, quando públicas, para o acesso geral mediante buscas.</text:p>
      <text:p text:style-name="P31">Configurações</text:p>
      <text:p text:style-name="P112"><text:tab/><text:span text:style-name="T180">Com a finalidade genérica de controle para operações com dados as configurações permitem também o controle de rascunhos e dados temporários para recuperação posterior além de compartilhamento em redes sociais.</text:span></text:p>
      <text:p text:style-name="P30">Configurar</text:p>
      <text:p text:style-name="P111"><text:tab/>Sistema de composto por Altera, Adicionar, Salvar, Deletar, Buscar, <text:span text:style-name="T182">recuperar e comparar</text:span>, permite a manipulação dos dados do sistema de maneira genérica para todos os módulos uma vez que <text:s/>todas as manipulações de dados foram criadas para atenderem aos mesmos padrões. Esse sistema permite também a captação de dados temporários a fim de possibilitar maior fluidez do usuário pelo sistema já que mesmo não concluindo um determinado preenchimento de algum formulário os dados não serão perdidos e poderão ser recuperados quando o usuário voltar no formulário e por fim a possibilidade de compartilhá-la em todas as redes sociais cadastradas.</text:p>
      <text:p text:style-name="P29">Acesso de usuários</text:p>
      <text:p text:style-name="P28"><text:tab/><text:span text:style-name="T9">Módulo composto por toda a mecânica de cadastro e login de um usuário permitindo-o compartilhar propagandas do sistema em redes sociais cadastradas pelo usuário, coma a possibilidade de um usuário criar um cadastro no sistema somente após a utilização do sistema de criação de eventos, esse módulo permite que os dados já inseridos para o evento não sejam perdidos, e que possam ser recuperados após cadastro do usuário permitindo assim uma melhor i</text:span><text:span text:style-name="T79">n</text:span><text:span text:style-name="T9">teração do usuário com o sistema.</text:span></text:p>
      <text:p text:style-name="P27">Cadastrar</text:p>
      <text:p text:style-name="P110"><text:tab/><text:span text:style-name="T181">Módulo de cadastro do usuário para a utilização do sistema, com a possibilidade de cadastro rápido oferecido pela recuperação de dados inseridos em redes sociais, o usuário pode utilizar uma rede social para efetuar seu cadastro de maneira mais rápida e posteriormente inserir mais dados no sistema, também é possível fazer o cadastro completo no sistema com a possibilidade de construir todo o perfil e compartilhá-lo inserindo também as especificações contratuais para convite do participante.</text:span></text:p>
      <text:p text:style-name="P26">Login/Logout</text:p>
      <text:p text:style-name="P109"><text:tab/>Sistema simplificado de inicialização do sistema permite ao usuário entrar e sair, contudo garante a persistência de dados como rascunhos em módulos de criação, para futuras conclusões dos mesmos.<text:tab/></text:p>
      <text:p text:style-name="P25"><text:soft-page-break/>Visualização</text:p>
      <text:p text:style-name="P108"><text:tab/>Um módulo que permite <text:span text:style-name="T233">a construção</text:span> <text:span text:style-name="T233">em html ou a tecnologia mais atual disponível para</text:span> todos os módulos que geram arte para impressão <text:span text:style-name="T233">ou visualização do sistema</text:span>, de forma simplificada e <text:span text:style-name="T183">genérica.</text:span></text:p>
      <text:p text:style-name="P24">Projeção</text:p>
      <text:p text:style-name="P107"><text:tab/><text:span text:style-name="T183">Módulo reservado ao sistema para criação gráfica a partir de dados coletados possibilitando também a especulação gráfica da curva de evolução com base em dados obtidos da comunidade.</text:span></text:p>
      <text:p text:style-name="P23">Gerar gráficos</text:p>
      <text:p text:style-name="P106"><text:tab/>Principal função do sistema de geração de gráficos, basicamente esse é o propulsor do módulo uma vez que ele inicia todas as interações <text:span text:style-name="T184">como verificação de histórico e venda em lojas, também a verificação para transportes, propriedades e alugueis para a base de gerações de gráficos, tendo acesso ao sistema de especulação de máximo e mínimo para os geradores de gráficos.</text:span></text:p>
      <text:p text:style-name="P22">Transporte</text:p>
      <text:p text:style-name="P105"><text:tab/>Oferecendo um sistema para a suprimento da necessidade de transportar e fretar envios, o modulo transporte permite também o aluguel de veículos e todo o seu gerenciamento.</text:p>
      <text:p text:style-name="P21">Administrar veículos</text:p>
      <text:p text:style-name="P105"><text:tab/><text:span text:style-name="T185">O mais importante sistema de transporte possibilita o proprietário cadastrar um veículo tendo total controle de multas que o mesmo sofre durante o tempo alugado, conhecendo também quando toda a lista de veículos cadastrados, a lista de veículos em uso, e em manutenção, além de possibilitar o impulsionamento, a criação de propagandas além da criação de rotas.</text:span></text:p>
      <text:p text:style-name="P20">Editar frete</text:p>
      <text:p text:style-name="P104"><text:tab/>Esse módulo é o segundo mais importante do sistema de transporte, uma vez que ele é responsável por preencher veículos com motoristas para fretes, responsável também pelo calculo de lucros dos alugueis/fretes podendo fornecer ao cliente a contratação de frete <text:span text:style-name="T232">e através do uso do</text:span> histórico para geração de gráficos de curva de evolução.</text:p>
      <text:p text:style-name="P19">Entregar veículo</text:p>
      <text:p text:style-name="P103"><text:tab/>Um pouco mais simples mas tão importante quanto, o sistema de entrega de carros permite ao proprietário direcionar qual carro vai para qual serviço, podendo altera entre entrega, aluguel ou ser posto em <text:span text:style-name="T186">manutenção.</text:span></text:p>
      <text:p text:style-name="P18">Todos os transportes</text:p>
      <text:p text:style-name="P102"><text:tab/>Com a finalidade de guardar todos os dados de alugueis ou frete durante toda a vida comercial do usuário, esse sistema também permite uma rápida recuperação de dados para a criação dos gráficos de curva de evolução.</text:p>
      <text:p text:style-name="P17">Alugar veículos</text:p>
      <text:p text:style-name="P101"><text:tab/>Como o próprio nome sugere, alugar veículos permite o aluguel de um veículo com a possibilidade de selecionar algum indivíduo para dirigi-lo possibilitado por algum registro <text:span text:style-name="T187">nacional de condutores</text:span>.</text:p>
      <text:p text:style-name="P16">Imprimir</text:p>
      <text:p text:style-name="P100"><text:tab/>Modulo de <text:span text:style-name="T188">especialização</text:span> de para diferentes tipos de impressão, os quais devem apresentar algumas alterações <text:span text:style-name="T189">particulares </text:span>para <text:span text:style-name="T190">maior</text:span> adequação de impressão.</text:p>
      <text:p text:style-name="P2">São elas.</text:p>
      <text:p text:style-name="P9">Projeção</text:p>
      <text:p text:style-name="P99"><text:tab/>Construído com o intuito de generaliza todas as formas de projeção, esse módulo contem todas as ferramentas para a criação de gráficos para avaliação.</text:p>
      <text:p text:style-name="P9">Gerar gráficos</text:p>
      <text:p text:style-name="P99"><text:tab/>Podendo construir os gráficos dos módulos loja, transportar e propriedades apresentando-lhes variação entre períodos similares, variações por período, <text:span text:style-name="T191">expectativas</text:span> <text:span text:style-name="T191">e especulações do participante, com base em dados da comunidade, possibilitando que o participante possa entender os seus riscos antes de criar determinado investimento fazendo uso do histórico atualizado em tempo real pelo checklist.</text:span></text:p>
      <text:p text:style-name="P15">Acessar e compartilhar</text:p>
      <text:p text:style-name="P98"><text:tab/><text:span text:style-name="T192">Para mais rápida construção de um serviço de divulgação o módulo de compartilhamento possibilita a réplica de várias publicações em diferentes redes sociais cadastradas pelo usuário, diminuindo assim seu trabalho.</text:span></text:p>
      <text:p text:style-name="P14">Pulicar nas redes</text:p>
      <text:p text:style-name="P97"><text:tab/>Uma abstração dos tipos de publicação que <text:span text:style-name="T193">será</text:span> inserida nas redes sociais do participante juntamente as informações do sistema criando uma publicação com dupla intenção de <text:span text:style-name="T193">compartilhar o sistema e o evento do participante.</text:span></text:p>
      <text:p text:style-name="P13">Administrar redes</text:p>
      <text:p text:style-name="P96"><text:tab/><text:span text:style-name="T194">A administração de redes inclui o cadastro, alteração, persistência dos dados e exclusão de dados do participante, possibilitando o convide de amigos das redes cadastradas gerando a captura de dados das redes dos participantes.</text:span></text:p>
      <text:p text:style-name="P12">Cooperadores</text:p>
      <text:p text:style-name="P95"><text:tab/>Da necessidade de construções cooperativas de itens, e gerenciamentos mais complexos, o módulo de cooperação permite a participação de múltiplos usuários na criação ou gerência de atividades com o intuito de flexibilizar a utilização do sistema.</text:p>
      <text:p text:style-name="P12">Interagir com</text:p>
      <text:p text:style-name="P95"><text:tab/>Equivalente ao módulo de administração pode-se a partir desse ponto convidar outros participantes do sistema, ou excluir participantes para a produção ou gerenciamento. <text:span text:style-name="T197">Que disponibilizará a atividade que o participante estiver sendo convidado no nível de atualização que estiver criando uma cópia que posteriormente será misturada a do participante principal através do módulo de mesclagem. </text:span></text:p>
      <text:p text:style-name="P11"><text:span text:style-name="T196">#</text:span>Assinatura digital</text:p>
      <text:p text:style-name="P94"><text:tab/>Da necessidade de autenticação dos participantes de maneira mais severa, o módulo de assinatura digital permite a confirmação de dados de uma pessoa para o sistema, <text:span text:style-name="T195">a fim de minimizar fraudes aumentando a segurança dos usuários, tendo os módulos de criar assinatura e confirmar assinatura disponível</text:span>.</text:p>
      <text:p text:style-name="P10"/>
      <text:p text:style-name="P9"/>
      <text:p text:style-name="P2">participante-estático (<text:span text:style-name="T145">PE</text:span>): convidado a exercer funções durante o evento, permanece esperando a promoção de <text:span text:style-name="T145">PE</text:span> para <text:span text:style-name="T145">PD.</text:span></text:p>
      <text:p text:style-name="P2">paticipante-dinâmico(<text:span text:style-name="T145">PD</text:span>):desempenha funções durante o evento.</text:p>
      <text:p text:style-name="P2">Participante-principal<text:span text:style-name="T126">(PP)</text:span>: cria, organiza, e monitora o evento podendo desempenhar funções durante o evento.</text:p>
      <text:p text:style-name="P2">Cliente: é todo individuo dentro ou fora do sistema não relacionado com o evento que esteja presente.</text:p>
      <text:p text:style-name="P2">Fornecedor: podendo ser loja ou participante.</text:p>
      <text:p text:style-name="P1">Frete: servidor de fr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4:26:39.789832906</meta:creation-date>
    <dc:date>2017-08-09T03:12:37.683884269</dc:date>
    <meta:editing-duration>P1DT18H2M2S</meta:editing-duration>
    <meta:editing-cycles>287</meta:editing-cycles>
    <meta:generator>LibreOffice/5.1.6.2$Linux_X86_64 LibreOffice_project/10m0$Build-2</meta:generator>
    <meta:document-statistic meta:table-count="0" meta:image-count="0" meta:object-count="0" meta:page-count="4" meta:paragraph-count="192" meta:word-count="6855" meta:character-count="44566" meta:non-whitespace-character-count="37799"/>
  </office:meta>
</office:document-meta>
</file>